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0ee6dc"/>
    </style:style>
    <style:style style:name="P114" style:family="paragraph" style:parent-style-name="Text_20_body">
      <style:text-properties officeooo:rsid="0365b438" officeooo:paragraph-rsid="0413e173"/>
    </style:style>
    <style:style style:name="P115" style:family="paragraph" style:parent-style-name="Text_20_body">
      <style:text-properties officeooo:paragraph-rsid="038a286c"/>
    </style:style>
    <style:style style:name="P116" style:family="paragraph" style:parent-style-name="Text_20_body">
      <style:text-properties fo:font-style="normal" officeooo:rsid="01c537f6" officeooo:paragraph-rsid="01c537f6" style:font-style-asian="normal" style:font-style-complex="normal"/>
    </style:style>
    <style:style style:name="P117" style:family="paragraph" style:parent-style-name="Text_20_body">
      <style:text-properties officeooo:paragraph-rsid="02e73987"/>
    </style:style>
    <style:style style:name="P118" style:family="paragraph" style:parent-style-name="Text_20_body">
      <style:text-properties officeooo:rsid="038d7bba" officeooo:paragraph-rsid="038d7bba"/>
    </style:style>
    <style:style style:name="P119" style:family="paragraph" style:parent-style-name="Text_20_body">
      <style:text-properties officeooo:rsid="03903fba" officeooo:paragraph-rsid="03903fba"/>
    </style:style>
    <style:style style:name="P120" style:family="paragraph" style:parent-style-name="Text_20_body">
      <style:text-properties officeooo:rsid="039848b8" officeooo:paragraph-rsid="039848b8"/>
    </style:style>
    <style:style style:name="P121" style:family="paragraph" style:parent-style-name="Text_20_body">
      <style:text-properties officeooo:rsid="03a37d58" officeooo:paragraph-rsid="03a37d58"/>
    </style:style>
    <style:style style:name="P122" style:family="paragraph" style:parent-style-name="Text_20_body">
      <style:text-properties officeooo:paragraph-rsid="029af191"/>
    </style:style>
    <style:style style:name="P123" style:family="paragraph" style:parent-style-name="Text_20_body">
      <style:text-properties officeooo:rsid="03b052ee" officeooo:paragraph-rsid="03b052ee"/>
    </style:style>
    <style:style style:name="P124" style:family="paragraph" style:parent-style-name="Text_20_body">
      <style:text-properties officeooo:rsid="03b11c54" officeooo:paragraph-rsid="03b11c54"/>
    </style:style>
    <style:style style:name="P125" style:family="paragraph" style:parent-style-name="Text_20_body">
      <style:text-properties officeooo:rsid="03b92530" officeooo:paragraph-rsid="03b92530"/>
    </style:style>
    <style:style style:name="P126" style:family="paragraph" style:parent-style-name="Text_20_body">
      <style:text-properties officeooo:rsid="03be8910" officeooo:paragraph-rsid="03be8910"/>
    </style:style>
    <style:style style:name="P127" style:family="paragraph" style:parent-style-name="Title">
      <style:text-properties officeooo:rsid="015487d1" officeooo:paragraph-rsid="015487d1"/>
    </style:style>
    <style:style style:name="P128" style:family="paragraph" style:parent-style-name="Subtitle">
      <style:text-properties officeooo:rsid="015bf5ca" officeooo:paragraph-rsid="015bf5ca"/>
    </style:style>
    <style:style style:name="P129" style:family="paragraph" style:parent-style-name="Contents_20_Heading">
      <style:paragraph-properties fo:break-before="page"/>
    </style:style>
    <style:style style:name="P130" style:family="paragraph" style:parent-style-name="Index_20_Heading">
      <style:paragraph-properties fo:break-before="page"/>
    </style:style>
    <style:style style:name="P131" style:family="paragraph" style:parent-style-name="Index_20_1">
      <style:paragraph-properties>
        <style:tab-stops>
          <style:tab-stop style:position="6.9252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Text_20_body">
      <style:text-properties officeooo:paragraph-rsid="03b92530"/>
    </style:style>
    <style:style style:name="P134" style:family="paragraph" style:parent-style-name="Text_20_body">
      <style:text-properties officeooo:rsid="0401c856" officeooo:paragraph-rsid="0401c856"/>
    </style:style>
    <style:style style:name="P135" style:family="paragraph" style:parent-style-name="Text_20_body">
      <style:text-properties officeooo:rsid="04033544" officeooo:paragraph-rsid="04033544"/>
    </style:style>
    <style:style style:name="P136" style:family="paragraph" style:parent-style-name="Text_20_body">
      <style:text-properties officeooo:rsid="04038e4d" officeooo:paragraph-rsid="04038e4d"/>
    </style:style>
    <style:style style:name="P137" style:family="paragraph" style:parent-style-name="Text_20_body">
      <style:text-properties officeooo:rsid="04053157" officeooo:paragraph-rsid="04053157"/>
    </style:style>
    <style:style style:name="P138" style:family="paragraph" style:parent-style-name="Text_20_body">
      <style:text-properties officeooo:rsid="0406d1c1" officeooo:paragraph-rsid="0406d1c1"/>
    </style:style>
    <style:style style:name="P139" style:family="paragraph" style:parent-style-name="Text_20_body">
      <style:text-properties officeooo:paragraph-rsid="02307027"/>
    </style:style>
    <style:style style:name="P140" style:family="paragraph" style:parent-style-name="Text_20_body">
      <style:text-properties officeooo:rsid="0413e173" officeooo:paragraph-rsid="0413e173"/>
    </style:style>
    <style:style style:name="P141" style:family="paragraph" style:parent-style-name="Text_20_body">
      <style:text-properties officeooo:rsid="041696b7" officeooo:paragraph-rsid="041931f0"/>
    </style:style>
    <style:style style:name="P142" style:family="paragraph" style:parent-style-name="Text_20_body">
      <style:text-properties officeooo:rsid="041696b7" officeooo:paragraph-rsid="041696b7"/>
    </style:style>
    <style:style style:name="P143" style:family="paragraph" style:parent-style-name="Text_20_body">
      <style:text-properties officeooo:rsid="041c817b" officeooo:paragraph-rsid="041c817b"/>
    </style:style>
    <style:style style:name="P144" style:family="paragraph" style:parent-style-name="Text_20_body">
      <style:text-properties officeooo:rsid="041d7a5e" officeooo:paragraph-rsid="041d7a5e"/>
    </style:style>
    <style:style style:name="P145" style:family="paragraph" style:parent-style-name="Text_20_body">
      <style:text-properties officeooo:rsid="0439d2ac" officeooo:paragraph-rsid="0439d2ac"/>
    </style:style>
    <style:style style:name="P146" style:family="paragraph" style:parent-style-name="Text_20_body">
      <style:text-properties officeooo:rsid="0439d2ac" officeooo:paragraph-rsid="0440869c"/>
    </style:style>
    <style:style style:name="P147" style:family="paragraph" style:parent-style-name="Text_20_body">
      <style:text-properties officeooo:rsid="043ed590" officeooo:paragraph-rsid="043ed590"/>
    </style:style>
    <style:style style:name="P148" style:family="paragraph" style:parent-style-name="Standard">
      <style:text-properties officeooo:rsid="0440869c" officeooo:paragraph-rsid="04426661"/>
    </style:style>
    <style:style style:name="P149" style:family="paragraph" style:parent-style-name="Text_20_body">
      <style:text-properties officeooo:rsid="0439a0db" officeooo:paragraph-rsid="01b2bff3"/>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paragraph-properties fo:break-before="page"/>
    </style:style>
    <style:style style:name="P153" style:family="paragraph" style:parent-style-name="Heading_20_1" style:list-style-name="">
      <style:paragraph-properties fo:break-before="page"/>
      <style:text-properties officeooo:rsid="017f5a05" officeooo:paragraph-rsid="017f5a05"/>
    </style:style>
    <style:style style:name="P154" style:family="paragraph" style:parent-style-name="Heading_20_1">
      <style:paragraph-properties fo:break-before="page"/>
      <style:text-properties officeooo:rsid="031c23ba" officeooo:paragraph-rsid="031c23ba"/>
    </style:style>
    <style:style style:name="P155" style:family="paragraph" style:parent-style-name="Heading_20_1">
      <style:paragraph-properties fo:break-before="page"/>
      <style:text-properties officeooo:rsid="0257334f" officeooo:paragraph-rsid="0257334f"/>
    </style:style>
    <style:style style:name="P156" style:family="paragraph" style:parent-style-name="Heading_20_1" style:list-style-name="">
      <style:paragraph-properties fo:break-before="page"/>
      <style:text-properties officeooo:rsid="03e0410d" officeooo:paragraph-rsid="03e0410d"/>
    </style:style>
    <style:style style:name="P157" style:family="paragraph" style:parent-style-name="Heading_20_1" style:list-style-name="">
      <style:paragraph-properties fo:break-before="page"/>
      <style:text-properties officeooo:rsid="03e3f852" officeooo:paragraph-rsid="03e3f852"/>
    </style:style>
    <style:style style:name="P158" style:family="paragraph" style:parent-style-name="Heading_20_1">
      <style:paragraph-properties fo:break-before="page"/>
      <style:text-properties officeooo:rsid="02713713" officeooo:paragraph-rsid="02713713"/>
    </style:style>
    <style:style style:name="P159" style:family="paragraph" style:parent-style-name="Heading_20_1">
      <style:paragraph-properties fo:break-before="page"/>
      <style:text-properties officeooo:rsid="01975bc1" officeooo:paragraph-rsid="01975bc1"/>
    </style:style>
    <style:style style:name="P160" style:family="paragraph" style:parent-style-name="Heading_20_1">
      <style:paragraph-properties fo:break-before="page"/>
      <style:text-properties officeooo:rsid="01b77506" officeooo:paragraph-rsid="01b77506"/>
    </style:style>
    <style:style style:name="P161" style:family="paragraph" style:parent-style-name="Heading_20_1">
      <style:paragraph-properties fo:break-before="page"/>
      <style:text-properties officeooo:rsid="0294b8e1" officeooo:paragraph-rsid="0294b8e1"/>
    </style:style>
    <style:style style:name="P162" style:family="paragraph" style:parent-style-name="Heading_20_1" style:list-style-name="">
      <style:paragraph-properties fo:break-before="page"/>
      <style:text-properties officeooo:rsid="039b4e99" officeooo:paragraph-rsid="039b4e99"/>
    </style:style>
    <style:style style:name="P163" style:family="paragraph" style:parent-style-name="Heading_20_1">
      <style:paragraph-properties fo:break-before="page"/>
      <style:text-properties officeooo:rsid="027cb56a" officeooo:paragraph-rsid="027cb56a"/>
    </style:style>
    <style:style style:name="P164" style:family="paragraph" style:parent-style-name="Heading_20_1">
      <style:paragraph-properties fo:break-before="page"/>
      <style:text-properties officeooo:rsid="01b0c93f" officeooo:paragraph-rsid="01b0c93f"/>
    </style:style>
    <style:style style:name="P165" style:family="paragraph" style:parent-style-name="Heading_20_1">
      <style:paragraph-properties fo:break-before="page"/>
      <style:text-properties officeooo:rsid="02c64472" officeooo:paragraph-rsid="02c64472"/>
    </style:style>
    <style:style style:name="P166" style:family="paragraph" style:parent-style-name="Heading_20_1">
      <style:paragraph-properties fo:break-before="page"/>
      <style:text-properties officeooo:rsid="01c2232f" officeooo:paragraph-rsid="01c2232f"/>
    </style:style>
    <style:style style:name="P167" style:family="paragraph" style:parent-style-name="Heading_20_1">
      <style:paragraph-properties fo:break-before="page"/>
      <style:text-properties officeooo:rsid="03b92530" officeooo:paragraph-rsid="03b92530"/>
    </style:style>
    <style:style style:name="P168" style:family="paragraph" style:parent-style-name="Heading_20_1">
      <style:paragraph-properties fo:break-before="page"/>
      <style:text-properties officeooo:rsid="031db8e6" officeooo:paragraph-rsid="031db8e6"/>
    </style:style>
    <style:style style:name="P169" style:family="paragraph" style:parent-style-name="Heading_20_1" style:list-style-name="">
      <style:paragraph-properties fo:break-before="page"/>
      <style:text-properties officeooo:rsid="037c7b6b" officeooo:paragraph-rsid="037c7b6b"/>
    </style:style>
    <style:style style:name="P170" style:family="paragraph" style:parent-style-name="Heading_20_1">
      <style:paragraph-properties fo:break-before="page"/>
      <style:text-properties officeooo:rsid="02e1fc10" officeooo:paragraph-rsid="02e1fc10"/>
    </style:style>
    <style:style style:name="P171" style:family="paragraph" style:parent-style-name="Heading_20_1">
      <style:paragraph-properties fo:break-before="page"/>
      <style:text-properties officeooo:rsid="0214aaf8" officeooo:paragraph-rsid="0214aaf8"/>
    </style:style>
    <style:style style:name="P172" style:family="paragraph" style:parent-style-name="Heading_20_1">
      <style:paragraph-properties fo:break-before="page"/>
      <style:text-properties officeooo:rsid="02ba9014" officeooo:paragraph-rsid="02ba9014"/>
    </style:style>
    <style:style style:name="P173" style:family="paragraph" style:parent-style-name="Heading_20_1">
      <style:paragraph-properties fo:break-before="page"/>
      <style:text-properties officeooo:rsid="02307027" officeooo:paragraph-rsid="02307027"/>
    </style:style>
    <style:style style:name="P174" style:family="paragraph" style:parent-style-name="Heading_20_1">
      <style:paragraph-properties fo:break-before="page"/>
      <style:text-properties officeooo:rsid="040ab4e1" officeooo:paragraph-rsid="040ab4e1"/>
    </style:style>
    <style:style style:name="P175" style:family="paragraph" style:parent-style-name="Heading_20_1">
      <style:paragraph-properties fo:break-before="page"/>
      <style:text-properties officeooo:rsid="02ae12ea" officeooo:paragraph-rsid="02ae12ea"/>
    </style:style>
    <style:style style:name="P176" style:family="paragraph" style:parent-style-name="Heading_20_1">
      <style:paragraph-properties fo:break-before="page"/>
      <style:text-properties officeooo:rsid="02d8a405" officeooo:paragraph-rsid="02d8a405"/>
    </style:style>
    <style:style style:name="P177" style:family="paragraph" style:parent-style-name="Heading_20_1">
      <style:paragraph-properties fo:break-before="page"/>
      <style:text-properties officeooo:rsid="01c841ef" officeooo:paragraph-rsid="01c841ef"/>
    </style:style>
    <style:style style:name="P178" style:family="paragraph" style:parent-style-name="Heading_20_1">
      <style:paragraph-properties fo:break-before="page"/>
      <style:text-properties officeooo:rsid="03adb19e" officeooo:paragraph-rsid="03adb19e"/>
    </style:style>
    <style:style style:name="P179" style:family="paragraph" style:parent-style-name="Heading_20_1">
      <style:paragraph-properties fo:break-before="page"/>
      <style:text-properties officeooo:rsid="035a1476" officeooo:paragraph-rsid="035a1476"/>
    </style:style>
    <style:style style:name="P180" style:family="paragraph" style:parent-style-name="Heading_20_1">
      <style:paragraph-properties fo:break-before="page"/>
      <style:text-properties officeooo:rsid="01e15fa2" officeooo:paragraph-rsid="01e15fa2"/>
    </style:style>
    <style:style style:name="P181" style:family="paragraph" style:parent-style-name="Heading_20_1">
      <style:paragraph-properties fo:break-before="page"/>
      <style:text-properties officeooo:rsid="02efec70" officeooo:paragraph-rsid="02efec70"/>
    </style:style>
    <style:style style:name="P182" style:family="paragraph" style:parent-style-name="Heading_20_1">
      <style:paragraph-properties fo:break-before="page"/>
      <style:text-properties officeooo:rsid="030893ca" officeooo:paragraph-rsid="030893ca"/>
    </style:style>
    <style:style style:name="P183" style:family="paragraph" style:parent-style-name="Heading_20_1">
      <style:paragraph-properties fo:break-before="page"/>
      <style:text-properties officeooo:rsid="030f22c6" officeooo:paragraph-rsid="030f22c6"/>
    </style:style>
    <style:style style:name="P184" style:family="paragraph" style:parent-style-name="Heading_20_1">
      <style:paragraph-properties fo:break-before="page"/>
      <style:text-properties officeooo:rsid="03659af0" officeooo:paragraph-rsid="0413e173"/>
    </style:style>
    <style:style style:name="P185" style:family="paragraph" style:parent-style-name="Heading_20_1">
      <style:paragraph-properties fo:break-before="page"/>
      <style:text-properties officeooo:rsid="03296055" officeooo:paragraph-rsid="03296055"/>
    </style:style>
    <style:style style:name="P186" style:family="paragraph" style:parent-style-name="Heading_20_1">
      <style:paragraph-properties fo:break-before="page"/>
      <style:text-properties officeooo:rsid="015487d1" officeooo:paragraph-rsid="041c817b"/>
    </style:style>
    <style:style style:name="P187" style:family="paragraph" style:parent-style-name="Heading_20_1">
      <style:paragraph-properties fo:break-before="page"/>
      <style:text-properties officeooo:rsid="015487d1" officeooo:paragraph-rsid="02279e15"/>
    </style:style>
    <style:style style:name="P188" style:family="paragraph" style:parent-style-name="Heading_20_1">
      <style:paragraph-properties fo:break-before="page"/>
      <style:text-properties officeooo:rsid="02a175c9" officeooo:paragraph-rsid="02a175c9"/>
    </style:style>
    <style:style style:name="P189" style:family="paragraph" style:parent-style-name="Heading_20_1">
      <style:paragraph-properties fo:break-before="page"/>
      <style:text-properties officeooo:rsid="029dc150" officeooo:paragraph-rsid="029dc150"/>
    </style:style>
    <style:style style:name="P190" style:family="paragraph" style:parent-style-name="Index_20_1">
      <style:paragraph-properties>
        <style:tab-stops>
          <style:tab-stop style:position="6.9252in" style:type="right" style:leader-style="dotted" style:leader-text="."/>
        </style:tab-stops>
      </style:paragraph-properties>
    </style:style>
    <style:style style:name="P191" style:family="paragraph" style:parent-style-name="Index_20_Heading">
      <style:paragraph-properties fo:break-before="page"/>
    </style:style>
    <style:style style:name="P192" style:family="paragraph" style:parent-style-name="Text_20_body" style:list-style-name="L1">
      <style:text-properties officeooo:rsid="025ea83e" officeooo:paragraph-rsid="025ea83e"/>
    </style:style>
    <style:style style:name="P193" style:family="paragraph" style:parent-style-name="Text_20_body" style:list-style-name="L1">
      <style:text-properties officeooo:rsid="026066e7" officeooo:paragraph-rsid="026066e7"/>
    </style:style>
    <style:style style:name="P194" style:family="paragraph" style:parent-style-name="Text_20_body" style:list-style-name="L1">
      <style:text-properties officeooo:rsid="0264b909" officeooo:paragraph-rsid="0264b909"/>
    </style:style>
    <style:style style:name="P195" style:family="paragraph" style:parent-style-name="Text_20_body" style:list-style-name="">
      <style:text-properties officeooo:rsid="03e0410d" officeooo:paragraph-rsid="03e0410d"/>
    </style:style>
    <style:style style:name="P196" style:family="paragraph" style:parent-style-name="Text_20_body" style:list-style-name="">
      <style:text-properties officeooo:rsid="03e3f852" officeooo:paragraph-rsid="03e3f852"/>
    </style:style>
    <style:style style:name="P197" style:family="paragraph" style:parent-style-name="Text_20_body" style:list-style-name="L2">
      <style:text-properties officeooo:paragraph-rsid="01bbc482"/>
    </style:style>
    <style:style style:name="P198" style:family="paragraph" style:parent-style-name="Text_20_body" style:list-style-name="L2">
      <style:text-properties officeooo:paragraph-rsid="03590551"/>
    </style:style>
    <style:style style:name="P199" style:family="paragraph" style:parent-style-name="Text_20_body" style:list-style-name="L3">
      <style:text-properties officeooo:rsid="02911484" officeooo:paragraph-rsid="02911484"/>
    </style:style>
    <style:style style:name="P200" style:family="paragraph" style:parent-style-name="Text_20_body" style:list-style-name="L3">
      <style:text-properties officeooo:rsid="02925c6f" officeooo:paragraph-rsid="02925c6f"/>
    </style:style>
    <style:style style:name="P201" style:family="paragraph" style:parent-style-name="Text_20_body" style:list-style-name="">
      <style:text-properties officeooo:rsid="037efdad" officeooo:paragraph-rsid="037efdad"/>
    </style:style>
    <style:style style:name="P202" style:family="paragraph" style:parent-style-name="Text_20_body" style:list-style-name="L4">
      <style:text-properties officeooo:rsid="02e83bd6" officeooo:paragraph-rsid="02e83bd6"/>
    </style:style>
    <style:style style:name="P203" style:family="paragraph" style:parent-style-name="Text_20_body" style:list-style-name="L4">
      <style:text-properties officeooo:rsid="02e9f6d0" officeooo:paragraph-rsid="02e9f6d0"/>
    </style:style>
    <style:style style:name="P204" style:family="paragraph" style:parent-style-name="Text_20_body" style:list-style-name="L4">
      <style:text-properties officeooo:rsid="02eb9d5b" officeooo:paragraph-rsid="02eb9d5b"/>
    </style:style>
    <style:style style:name="P205" style:family="paragraph" style:parent-style-name="Text_20_body" style:list-style-name="L5">
      <style:text-properties officeooo:rsid="01d3d7c7" officeooo:paragraph-rsid="01d3d7c7"/>
    </style:style>
    <style:style style:name="P206" style:family="paragraph" style:parent-style-name="Text_20_body" style:list-style-name="L5">
      <style:text-properties officeooo:rsid="01de5123" officeooo:paragraph-rsid="01de5123"/>
    </style:style>
    <style:style style:name="P207" style:family="paragraph" style:parent-style-name="Text_20_body" style:list-style-name="L5">
      <style:text-properties officeooo:rsid="01d4a092" officeooo:paragraph-rsid="01d4a092"/>
    </style:style>
    <style:style style:name="P208" style:family="paragraph" style:parent-style-name="Text_20_body" style:list-style-name="L6">
      <style:text-properties officeooo:rsid="01d4a092" officeooo:paragraph-rsid="01d4a092"/>
    </style:style>
    <style:style style:name="P209" style:family="paragraph" style:parent-style-name="Text_20_body" style:list-style-name="L7">
      <style:text-properties officeooo:rsid="01d4a092" officeooo:paragraph-rsid="01d4a092"/>
    </style:style>
    <style:style style:name="P210" style:family="paragraph" style:parent-style-name="Text_20_body" style:list-style-name="L8">
      <style:text-properties officeooo:rsid="01d4a092" officeooo:paragraph-rsid="01d4a092"/>
    </style:style>
    <style:style style:name="P211" style:family="paragraph" style:parent-style-name="Text_20_body" style:list-style-name="L9">
      <style:text-properties officeooo:paragraph-rsid="03b3d9ae"/>
    </style:style>
    <style:style style:name="P212" style:family="paragraph" style:parent-style-name="Text_20_body" style:list-style-name="L9">
      <style:text-properties officeooo:rsid="03b5a8ce" officeooo:paragraph-rsid="03b5a8ce"/>
    </style:style>
    <style:style style:name="P213" style:family="paragraph" style:parent-style-name="Text_20_body" style:list-style-name="L9">
      <style:text-properties officeooo:rsid="03b1cd79" officeooo:paragraph-rsid="03b3d9ae"/>
    </style:style>
    <style:style style:name="P214" style:family="paragraph" style:parent-style-name="Text_20_body" style:list-style-name="L9">
      <style:text-properties officeooo:rsid="03b1cd79" officeooo:paragraph-rsid="03b1cd79"/>
    </style:style>
    <style:style style:name="P215" style:family="paragraph" style:parent-style-name="Text_20_body" style:list-style-name="L9">
      <style:text-properties officeooo:rsid="03b2d83d" officeooo:paragraph-rsid="03b2d83d"/>
    </style:style>
    <style:style style:name="P216" style:family="paragraph" style:parent-style-name="Text_20_body">
      <style:text-properties officeooo:rsid="01b0c93f" officeooo:paragraph-rsid="02925c6f"/>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7dd73"/>
    </style:style>
    <style:style style:name="T105" style:family="text">
      <style:text-properties officeooo:rsid="0339179e"/>
    </style:style>
    <style:style style:name="T106" style:family="text">
      <style:text-properties officeooo:rsid="033ad5c2"/>
    </style:style>
    <style:style style:name="T107" style:family="text">
      <style:text-properties officeooo:rsid="033bd14c"/>
    </style:style>
    <style:style style:name="T108" style:family="text">
      <style:text-properties officeooo:rsid="033cdcfe"/>
    </style:style>
    <style:style style:name="T109" style:family="text">
      <style:text-properties officeooo:rsid="033e29ab"/>
    </style:style>
    <style:style style:name="T110" style:family="text">
      <style:text-properties officeooo:rsid="034ae479"/>
    </style:style>
    <style:style style:name="T111" style:family="text">
      <style:text-properties officeooo:rsid="034b2d58"/>
    </style:style>
    <style:style style:name="T112" style:family="text">
      <style:text-properties officeooo:rsid="034b5269"/>
    </style:style>
    <style:style style:name="T113" style:family="text">
      <style:text-properties officeooo:rsid="034bfcfe"/>
    </style:style>
    <style:style style:name="T114" style:family="text">
      <style:text-properties officeooo:rsid="034c6c78"/>
    </style:style>
    <style:style style:name="T115" style:family="text">
      <style:text-properties officeooo:rsid="034dac6f"/>
    </style:style>
    <style:style style:name="T116" style:family="text">
      <style:text-properties officeooo:rsid="035c81a1"/>
    </style:style>
    <style:style style:name="T117" style:family="text">
      <style:text-properties officeooo:rsid="035f5e26"/>
    </style:style>
    <style:style style:name="T118" style:family="text">
      <style:text-properties officeooo:rsid="03614a25"/>
    </style:style>
    <style:style style:name="T119" style:family="text">
      <style:text-properties officeooo:rsid="03624aca"/>
    </style:style>
    <style:style style:name="T120" style:family="text">
      <style:text-properties officeooo:rsid="0362eea6"/>
    </style:style>
    <style:style style:name="T121" style:family="text">
      <style:text-properties officeooo:rsid="0365fb49"/>
    </style:style>
    <style:style style:name="T122" style:family="text">
      <style:text-properties officeooo:rsid="0367aad2"/>
    </style:style>
    <style:style style:name="T123" style:family="text">
      <style:text-properties officeooo:rsid="036afabc"/>
    </style:style>
    <style:style style:name="T124" style:family="text">
      <style:text-properties officeooo:rsid="036f8638"/>
    </style:style>
    <style:style style:name="T125" style:family="text">
      <style:text-properties officeooo:rsid="037298e6"/>
    </style:style>
    <style:style style:name="T126" style:family="text">
      <style:text-properties officeooo:rsid="037376bf"/>
    </style:style>
    <style:style style:name="T127" style:family="text">
      <style:text-properties officeooo:rsid="038a286c"/>
    </style:style>
    <style:style style:name="T128" style:family="text">
      <style:text-properties officeooo:rsid="038c21ab"/>
    </style:style>
    <style:style style:name="T129" style:family="text">
      <style:text-properties officeooo:rsid="038d1dfc"/>
    </style:style>
    <style:style style:name="T130" style:family="text">
      <style:text-properties officeooo:rsid="02e5b276"/>
    </style:style>
    <style:style style:name="T131" style:family="text">
      <style:text-properties officeooo:rsid="03905913"/>
    </style:style>
    <style:style style:name="T132" style:family="text">
      <style:text-properties officeooo:rsid="0399ec61"/>
    </style:style>
    <style:style style:name="T133" style:family="text">
      <style:text-properties officeooo:rsid="03a312a2"/>
    </style:style>
    <style:style style:name="T134" style:family="text">
      <style:text-properties officeooo:rsid="03a371d8"/>
    </style:style>
    <style:style style:name="T135" style:family="text">
      <style:text-properties officeooo:rsid="03a3edae"/>
    </style:style>
    <style:style style:name="T136" style:family="text">
      <style:text-properties officeooo:rsid="03a4655c"/>
    </style:style>
    <style:style style:name="T137" style:family="text">
      <style:text-properties officeooo:rsid="03a4db0b"/>
    </style:style>
    <style:style style:name="T138" style:family="text">
      <style:text-properties officeooo:rsid="03a88d45"/>
    </style:style>
    <style:style style:name="T139" style:family="text">
      <style:text-properties officeooo:rsid="03a93225"/>
    </style:style>
    <style:style style:name="T140" style:family="text">
      <style:text-properties officeooo:rsid="029af191"/>
    </style:style>
    <style:style style:name="T141" style:family="text">
      <style:text-properties officeooo:rsid="03a9b5f8"/>
    </style:style>
    <style:style style:name="T142" style:family="text">
      <style:text-properties officeooo:rsid="03a9fe15"/>
    </style:style>
    <style:style style:name="T143" style:family="text">
      <style:text-properties officeooo:rsid="03b11c54"/>
    </style:style>
    <style:style style:name="T144" style:family="text">
      <style:text-properties officeooo:rsid="03bafd1e"/>
    </style:style>
    <style:style style:name="T145" style:family="text">
      <style:text-properties officeooo:rsid="03c02a1e"/>
    </style:style>
    <style:style style:name="T146" style:family="text">
      <style:text-properties officeooo:rsid="03c59d2d"/>
    </style:style>
    <style:style style:name="T147" style:family="text">
      <style:text-properties officeooo:rsid="03c66d1a"/>
    </style:style>
    <style:style style:name="T148" style:family="text">
      <style:text-properties officeooo:rsid="03cda937"/>
    </style:style>
    <style:style style:name="T149" style:family="text">
      <style:text-properties officeooo:rsid="03d04217"/>
    </style:style>
    <style:style style:name="T150" style:family="text">
      <style:text-properties officeooo:rsid="03d97c4e"/>
    </style:style>
    <style:style style:name="T151" style:family="text">
      <style:text-properties officeooo:rsid="03dbdce0"/>
    </style:style>
    <style:style style:name="T152" style:family="text">
      <style:text-properties officeooo:rsid="03e0410d"/>
    </style:style>
    <style:style style:name="T153" style:family="text">
      <style:text-properties officeooo:rsid="03e0e02f"/>
    </style:style>
    <style:style style:name="T154" style:family="text">
      <style:text-properties officeooo:rsid="03e3f852"/>
    </style:style>
    <style:style style:name="T155" style:family="text">
      <style:text-properties officeooo:rsid="03e6f3ed"/>
    </style:style>
    <style:style style:name="T156" style:family="text">
      <style:text-properties officeooo:rsid="03ea32ec"/>
    </style:style>
    <style:style style:name="T157" style:family="text">
      <style:text-properties officeooo:rsid="03b3d9ae"/>
    </style:style>
    <style:style style:name="T158" style:family="text">
      <style:text-properties officeooo:rsid="03eaa628"/>
    </style:style>
    <style:style style:name="T159" style:family="text">
      <style:text-properties officeooo:rsid="03ebe9be"/>
    </style:style>
    <style:style style:name="T160" style:family="text">
      <style:text-properties officeooo:rsid="03ed47c6"/>
    </style:style>
    <style:style style:name="T161" style:family="text">
      <style:text-properties officeooo:rsid="03f2abf5"/>
    </style:style>
    <style:style style:name="T162" style:family="text">
      <style:text-properties officeooo:rsid="03f31b91"/>
    </style:style>
    <style:style style:name="T163" style:family="text">
      <style:text-properties officeooo:rsid="03f36e11"/>
    </style:style>
    <style:style style:name="T164" style:family="text">
      <style:text-properties officeooo:rsid="03f5f6aa"/>
    </style:style>
    <style:style style:name="T165" style:family="text">
      <style:text-properties officeooo:rsid="03b92530"/>
    </style:style>
    <style:style style:name="T166" style:family="text">
      <style:text-properties officeooo:rsid="03fa24d5"/>
    </style:style>
    <style:style style:name="T167" style:family="text">
      <style:text-properties officeooo:rsid="03fbe7d3"/>
    </style:style>
    <style:style style:name="T168" style:family="text">
      <style:text-properties officeooo:rsid="03fe115e"/>
    </style:style>
    <style:style style:name="T169" style:family="text">
      <style:text-properties officeooo:rsid="03fe1a62"/>
    </style:style>
    <style:style style:name="T170" style:family="text">
      <style:text-properties officeooo:rsid="03ff73d2"/>
    </style:style>
    <style:style style:name="T171" style:family="text">
      <style:text-properties officeooo:rsid="03ffd971"/>
    </style:style>
    <style:style style:name="T172" style:family="text">
      <style:text-properties officeooo:rsid="040ab4e1"/>
    </style:style>
    <style:style style:name="T173" style:family="text">
      <style:text-properties officeooo:rsid="040c7058"/>
    </style:style>
    <style:style style:name="T174" style:family="text">
      <style:text-properties officeooo:rsid="0413e173"/>
    </style:style>
    <style:style style:name="T175" style:family="text">
      <style:text-properties officeooo:rsid="041c817b"/>
    </style:style>
    <style:style style:name="T176" style:family="text">
      <style:text-properties officeooo:rsid="041d7a5e"/>
    </style:style>
    <style:style style:name="T177" style:family="text">
      <style:text-properties officeooo:rsid="041ec693"/>
    </style:style>
    <style:style style:name="T178" style:family="text">
      <style:text-properties officeooo:rsid="0427c15e"/>
    </style:style>
    <style:style style:name="T179" style:family="text">
      <style:text-properties officeooo:rsid="04295ba9"/>
    </style:style>
    <style:style style:name="T180" style:family="text">
      <style:text-properties officeooo:rsid="042b0742"/>
    </style:style>
    <style:style style:name="T181" style:family="text">
      <style:text-properties officeooo:rsid="0430591c"/>
    </style:style>
    <style:style style:name="T182" style:family="text">
      <style:text-properties officeooo:rsid="0431dd37"/>
    </style:style>
    <style:style style:name="T183" style:family="text">
      <style:text-properties officeooo:rsid="04356df5"/>
    </style:style>
    <style:style style:name="T184" style:family="text">
      <style:text-properties officeooo:rsid="0439d2ac"/>
    </style:style>
    <style:style style:name="T185" style:family="text">
      <style:text-properties officeooo:rsid="043c6ead"/>
    </style:style>
    <style:style style:name="T186" style:family="text">
      <style:text-properties officeooo:rsid="043e1bc3"/>
    </style:style>
    <style:style style:name="T187" style:family="text">
      <style:text-properties officeooo:rsid="0440869c"/>
    </style:style>
    <style:style style:name="T188" style:family="text">
      <style:text-properties officeooo:rsid="0442b862"/>
    </style:style>
    <style:style style:name="T189" style:family="text">
      <style:text-properties officeooo:rsid="04463f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7">BiblioteQ</text:p>
      <text:p text:style-name="P128">A Library Application</text:p>
      <text:p text:style-name="P19">Document <text:span text:style-name="T188">Revised 2024.0</text:span><text:span text:style-name="T189">7</text:span><text:span text:style-name="T188">.</text:span><text:span text:style-name="T189">26</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9">Table of Contents</text:p>
          </text:index-title>
          <text:p text:style-name="P150"><text:a xlink:type="simple" xlink:href="#__RefHeading___Toc105_989239493" text:style-name="Index_20_Link" text:visited-style-name="Index_20_Link">Introduction<text:tab/>3</text:a></text:p>
          <text:p text:style-name="P150"><text:a xlink:type="simple" xlink:href="#__RefHeading___Toc1328_551497558" text:style-name="Index_20_Link" text:visited-style-name="Index_20_Link">Accessing an Existing SQLite Database<text:tab/>4</text:a></text:p>
          <text:p text:style-name="P150"><text:a xlink:type="simple" xlink:href="#__RefHeading___Toc2065_695315335" text:style-name="Index_20_Link" text:visited-style-name="Index_20_Link">Adding An Item<text:tab/>6</text:a></text:p>
          <text:p text:style-name="P150"><text:a xlink:type="simple" xlink:href="#__RefHeading___Toc1313_744196591" text:style-name="Index_20_Link" text:visited-style-name="Index_20_Link">Administrator Browser<text:tab/>7</text:a></text:p>
          <text:p text:style-name="P150"><text:a xlink:type="simple" xlink:href="#__RefHeading___Toc2910_2972840720" text:style-name="Index_20_Link" text:visited-style-name="Index_20_Link">BiblioteQ.INI<text:tab/>8</text:a></text:p>
          <text:p text:style-name="P150"><text:a xlink:type="simple" xlink:href="#__RefHeading___Toc3090_2972840720" text:style-name="Index_20_Link" text:visited-style-name="Index_20_Link">BiblioteQ.conf<text:tab/>9</text:a></text:p>
          <text:p text:style-name="P150"><text:a xlink:type="simple" xlink:href="#__RefHeading___Toc1452_257133660" text:style-name="Index_20_Link" text:visited-style-name="Index_20_Link">Change Password<text:tab/>10</text:a></text:p>
          <text:p text:style-name="P150"><text:a xlink:type="simple" xlink:href="#__RefHeading___Toc363_19725849" text:style-name="Index_20_Link" text:visited-style-name="Index_20_Link">Connecting to a PostgreSQL Database<text:tab/>11</text:a></text:p>
          <text:p text:style-name="P150"><text:a xlink:type="simple" xlink:href="#__RefHeading___Toc443_940074755" text:style-name="Index_20_Link" text:visited-style-name="Index_20_Link">Creating a PostgreSQL Database<text:tab/>12</text:a></text:p>
          <text:p text:style-name="P150"><text:a xlink:type="simple" xlink:href="#__RefHeading___Toc322_551497558" text:style-name="Index_20_Link" text:visited-style-name="Index_20_Link">Creating an SQLite Database<text:tab/>13</text:a></text:p>
          <text:p text:style-name="P150"><text:a xlink:type="simple" xlink:href="#__RefHeading___Toc1520_1056771071" text:style-name="Index_20_Link" text:visited-style-name="Index_20_Link">Custom Query<text:tab/>14</text:a></text:p>
          <text:p text:style-name="P150"><text:a xlink:type="simple" xlink:href="#__RefHeading___Toc2642_1297078973" text:style-name="Index_20_Link" text:visited-style-name="Index_20_Link">Database Content<text:tab/>15</text:a></text:p>
          <text:p text:style-name="P150"><text:a xlink:type="simple" xlink:href="#__RefHeading___Toc1455_73510555" text:style-name="Index_20_Link" text:visited-style-name="Index_20_Link">Database Enumerations Browser<text:tab/>16</text:a></text:p>
          <text:p text:style-name="P150"><text:a xlink:type="simple" xlink:href="#__RefHeading___Toc413_940074755" text:style-name="Index_20_Link" text:visited-style-name="Index_20_Link">Disconnecting from a Database<text:tab/>17</text:a></text:p>
          <text:p text:style-name="P150"><text:a xlink:type="simple" xlink:href="#__RefHeading___Toc1754_560018603" text:style-name="Index_20_Link" text:visited-style-name="Index_20_Link">Error Log<text:tab/>18</text:a></text:p>
          <text:p text:style-name="P150"><text:a xlink:type="simple" xlink:href="#__RefHeading___Toc460_1725578287" text:style-name="Index_20_Link" text:visited-style-name="Index_20_Link">Exporting a Table View to a CSV File<text:tab/>19</text:a></text:p>
          <text:p text:style-name="P150"><text:a xlink:type="simple" xlink:href="#__RefHeading___Toc2813_3142272184" text:style-name="Index_20_Link" text:visited-style-name="Index_20_Link">File Attachments<text:tab/>20</text:a></text:p>
          <text:p text:style-name="P150"><text:a xlink:type="simple" xlink:href="#__RefHeading___Toc2118_278443408" text:style-name="Index_20_Link" text:visited-style-name="Index_20_Link">Hyperlinks<text:tab/>21</text:a></text:p>
          <text:p text:style-name="P150"><text:a xlink:type="simple" xlink:href="#__RefHeading___Toc2602_4162988163" text:style-name="Index_20_Link" text:visited-style-name="Index_20_Link">Importing<text:tab/>22</text:a></text:p>
          <text:p text:style-name="P150"><text:a xlink:type="simple" xlink:href="#__RefHeading___Toc1814_537498170" text:style-name="Index_20_Link" text:visited-style-name="Index_20_Link">Limitations<text:tab/>23</text:a></text:p>
          <text:p text:style-name="P150"><text:a xlink:type="simple" xlink:href="#__RefHeading___Toc1050_1842839021" text:style-name="Index_20_Link" text:visited-style-name="Index_20_Link">Main Window Tool Buttons<text:tab/>24</text:a></text:p>
          <text:p text:style-name="P150"><text:a xlink:type="simple" xlink:href="#__RefHeading___Toc4991_1789080889" text:style-name="Index_20_Link" text:visited-style-name="Index_20_Link">Members Browser<text:tab/>27</text:a></text:p>
          <text:p text:style-name="P150"><text:a xlink:type="simple" xlink:href="#__RefHeading___Toc1179_960857923" text:style-name="Index_20_Link" text:visited-style-name="Index_20_Link">Member’s Reservation History<text:tab/>28</text:a></text:p>
          <text:p text:style-name="P150"><text:a xlink:type="simple" xlink:href="#__RefHeading___Toc3441_676261051" text:style-name="Index_20_Link" text:visited-style-name="Index_20_Link">Open Library<text:tab/>29</text:a></text:p>
          <text:p text:style-name="P150"><text:a xlink:type="simple" xlink:href="#__RefHeading___Toc1583_330706588" text:style-name="Index_20_Link" text:visited-style-name="Index_20_Link">Operating Systems<text:tab/>30</text:a></text:p>
          <text:p text:style-name="P150"><text:a xlink:type="simple" xlink:href="#__RefHeading___Toc1774_205534156" text:style-name="Index_20_Link" text:visited-style-name="Index_20_Link">PDF<text:tab/>31</text:a></text:p>
          <text:p text:style-name="P150"><text:a xlink:type="simple" xlink:href="#__RefHeading___Toc505_1495128750" text:style-name="Index_20_Link" text:visited-style-name="Index_20_Link">PostgreSQL Accounts<text:tab/>32</text:a></text:p>
          <text:p text:style-name="P150"><text:a xlink:type="simple" xlink:href="#__RefHeading___Toc2714_3991642868" text:style-name="Index_20_Link" text:visited-style-name="Index_20_Link">PostgreSQL Benefits<text:tab/>34</text:a></text:p>
          <text:p text:style-name="P150"><text:a xlink:type="simple" xlink:href="#__RefHeading___Toc2401_2018030115" text:style-name="Index_20_Link" text:visited-style-name="Index_20_Link">PostgreSQL unaccent()<text:tab/>35</text:a></text:p>
          <text:p text:style-name="P150"><text:a xlink:type="simple" xlink:href="#__RefHeading___Toc687_979507714" text:style-name="Index_20_Link" text:visited-style-name="Index_20_Link">Preparing biblioteq.conf<text:tab/>36</text:a></text:p>
          <text:p text:style-name="P150"><text:a xlink:type="simple" xlink:href="#__RefHeading___Toc1852_1012006322" text:style-name="Index_20_Link" text:visited-style-name="Index_20_Link">Requesting an Item<text:tab/>39</text:a></text:p>
          <text:p text:style-name="P150"><text:a xlink:type="simple" xlink:href="#__RefHeading___Toc2048_824278855" text:style-name="Index_20_Link" text:visited-style-name="Index_20_Link">Reserving an Item<text:tab/>40</text:a></text:p>
          <text:p text:style-name="P150"><text:a xlink:type="simple" xlink:href="#__RefHeading___Toc2050_824278855" text:style-name="Index_20_Link" text:visited-style-name="Index_20_Link">Returning an Item<text:tab/>41</text:a></text:p>
          <text:p text:style-name="P150"><text:a xlink:type="simple" xlink:href="#__RefHeading___Toc2479_3383179068" text:style-name="Index_20_Link" text:visited-style-name="Index_20_Link">SQL Injections<text:tab/>42</text:a></text:p>
          <text:p text:style-name="P150"><text:a xlink:type="simple" xlink:href="#__RefHeading___Toc2216_278443408" text:style-name="Index_20_Link" text:visited-style-name="Index_20_Link">SRU &amp; Z39.50<text:tab/>43</text:a></text:p>
          <text:p text:style-name="P150"><text:a xlink:type="simple" xlink:href="#__RefHeading___Toc2479_33831790681" text:style-name="Index_20_Link" text:visited-style-name="Index_20_Link">Special Data<text:tab/>44</text:a></text:p>
          <text:p text:style-name="P150"><text:a xlink:type="simple" xlink:href="#__RefHeading___Toc1119_9608579231" text:style-name="Index_20_Link" text:visited-style-name="Index_20_Link">Terminal Options<text:tab/>45</text:a></text:p>
          <text:p text:style-name="P150"><text:a xlink:type="simple" xlink:href="#__RefHeading___Toc1119_960857923" text:style-name="Index_20_Link" text:visited-style-name="Index_20_Link">Translations<text:tab/>46</text:a></text:p>
          <text:p text:style-name="P150"><text:a xlink:type="simple" xlink:href="#__RefHeading___Toc1570_1648101563" text:style-name="Index_20_Link" text:visited-style-name="Index_20_Link">Upgrading a PostgreSQL Database Schema<text:tab/>47</text:a></text:p>
          <text:p text:style-name="P150"><text:a xlink:type="simple" xlink:href="#__RefHeading___Toc1523_1648101563" text:style-name="Index_20_Link" text:visited-style-name="Index_20_Link">Upgrading an SQLite Database Schema<text:tab/>48</text:a></text:p>
        </text:index-body>
      </text:table-of-content>
      <text:p text:style-name="P8"/>
      <text:h text:style-name="P152"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104465259292000"/>Qt <text:span text:style-name="T149">LTS</text:span><text:alphabetical-index-mark-end text:id="IMark104465259292000"/>, <text:alphabetical-index-mark-start text:id="IMark104465297948976"/>SQLite<text:alphabetical-index-mark-end text:id="IMark104465297948976"/>, and <text:alphabetical-index-mark-start text:id="IMark104465259296352"/>YAZ<text:alphabetical-index-mark-end text:id="IMark104465259296352"/> are supported. BiblioteQ also supports the <text:alphabetical-index-mark-start text:id="IMark104465259473360"/>PostgreSQL<text:alphabetical-index-mark-end text:id="IMark104465259473360"/> database engine. <text:span text:style-name="T133">Qt 4.8.x is considered obsolete </text:span><text:span text:style-name="T145">and is not supported</text:span><text:span text:style-name="T133">. </text:span><text:span text:style-name="T158">The YAZ library is optional and can be removed by modifying the Qt project files.</text:span></text:p>
      <text:p text:style-name="P38">The source <text:span text:style-name="T134">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104465259292000"/>Administrator Guide<text:alphabetical-index-mark-end text:id="IMark104465259292000"/>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53"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4465259291840"/>SQLite<text:alphabetical-index-mark-end text:id="IMark104465259291840"/> database file may be opened via two methods. The first method involves the <text:alphabetical-index-mark-start text:id="IMark104465297913264"/>Recent SQLite Files<text:alphabetical-index-mark-end text:id="IMark104465297913264"/> option of the <text:alphabetical-index-mark-start text:id="IMark104465297899648"/>File<text:alphabetical-index-mark-end text:id="IMark104465297899648"/>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4465259291840"/><text:span text:style-name="T6">Clear</text:span><text:alphabetical-index-mark-end text:id="IMark10446525929184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104465297913264"/>Branch Selection<text:alphabetical-index-mark-end text:id="IMark104465297913264"/> dialog. The dialog may be <text:span text:style-name="T7">accessed</text:span> via the <text:alphabetical-index-mark-start text:id="IMark104465259473360"/>Connect<text:alphabetical-index-mark-end text:id="IMark104465259473360"/>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4465297899648"/>local_db<text:alphabetical-index-mark-end text:id="IMark104465297899648"/> as the <text:alphabetical-index-mark-start text:id="IMark104465259296352"/>Branch Name<text:alphabetical-index-mark-end text:id="IMark104465259296352"/>. <text:span text:style-name="T82">This will prepare the dialog for accessing SQLite databases</text:span>. Afterwards, click on the <text:alphabetical-index-mark-start text:id="IMark104465259291920"/>Select SQLite Database<text:alphabetical-index-mark-end text:id="IMark104465259291920"/> button to launch a file-selection dialog.<text:bookmark-end text:name="__RefHeading___Toc1360_551497558"/></text:p>
      <text:h text:style-name="P154" text:outline-level="1"><text:bookmark-start text:name="__RefHeading___Toc2065_695315335"/>Adding <text:span text:style-name="T159">A</text:span>n Item<text:bookmark-end text:name="__RefHeading___Toc2065_695315335"/></text:h>
      <text:p text:style-name="P107">For <text:alphabetical-index-mark-start text:id="IMark104465297899648"/>PostgreSQL<text:alphabetical-index-mark-end text:id="IMark104465297899648"/> databases, items may be added by <text:alphabetical-index-mark-start text:id="IMark104465259292000"/>administrator<text:alphabetical-index-mark-end text:id="IMark104465259292000"/> and <text:alphabetical-index-mark-start text:id="IMark104465261089104"/>librarian<text:alphabetical-index-mark-end text:id="IMark104465261089104"/> accounts. For <text:alphabetical-index-mark-start text:id="IMark104465259297984"/>SQLite<text:alphabetical-index-mark-end text:id="IMark104465259297984"/> databases, <text:span text:style-name="T110">file </text:span>owners may add items.</text:p>
      <text:p text:style-name="P107">BiblioteQ supports <text:alphabetical-index-mark-start text:id="IMark104465297899648"/>books<text:alphabetical-index-mark-end text:id="IMark104465297899648"/>, <text:alphabetical-index-mark-start text:id="IMark104465259291920"/>compact discs<text:alphabetical-index-mark-end text:id="IMark104465259291920"/>, <text:alphabetical-index-mark-start text:id="IMark104465259296352"/>digital video discs<text:alphabetical-index-mark-end text:id="IMark104465259296352"/>, <text:alphabetical-index-mark-start text:id="IMark104465259291840"/>grey literature<text:alphabetical-index-mark-end text:id="IMark104465259291840"/>, <text:alphabetical-index-mark-start text:id="IMark104465259297552"/>journals<text:alphabetical-index-mark-end text:id="IMark104465259297552"/>, <text:alphabetical-index-mark-start text:id="IMark104465259488096"/>magazines<text:alphabetical-index-mark-end text:id="IMark104465259488096"/>, <text:alphabetical-index-mark-start text:id="IMark104465259496320"/>photograph collections<text:alphabetical-index-mark-end text:id="IMark104465259496320"/>, and <text:alphabetical-index-mark-start text:id="IMark104465259500256"/>video games<text:alphabetical-index-mark-end text:id="IMark104465259500256"/>.</text:p>
      <text:p text:style-name="P107">To add an item, click on the <text:alphabetical-index-mark-start text:id="IMark104465297899648"/>Add Item<text:alphabetical-index-mark-end text:id="IMark104465297899648"/> tool button and select the desired category. <text:span text:style-name="T100">A </text:span><text:alphabetical-index-mark-start text:id="IMark104465297913264"/><text:span text:style-name="T100">Create</text:span><text:alphabetical-index-mark-end text:id="IMark104465297913264"/><text:span text:style-name="T100"> window will be displayed. Required fields are highlighted.</text:span></text:p>
      <text:p text:style-name="P121">Multiple items may be added simultaneously.</text:p>
      <text:p text:style-name="P121"/>
      <text:h text:style-name="P155" text:outline-level="1"><text:bookmark-start text:name="__RefHeading___Toc1313_744196591"/>Administrator Browser<text:bookmark-end text:name="__RefHeading___Toc1313_744196591"/></text:h>
      <text:p text:style-name="P83">The <text:alphabetical-index-mark-start text:id="IMark104465259297552"/>Administrator Browser<text:alphabetical-index-mark-end text:id="IMark104465259297552"/> is available <text:span text:style-name="T62">if</text:span> <text:span text:style-name="T55">an </text:span><text:alphabetical-index-mark-start text:id="IMark104465259291920"/><text:span text:style-name="T55">administrator</text:span><text:alphabetical-index-mark-end text:id="IMark104465259291920"/> <text:span text:style-name="T83">role </text:span>is connected to a <text:alphabetical-index-mark-start text:id="IMark104465259292000"/>PostgreSQL<text:alphabetical-index-mark-end text:id="IMark104465259292000"/> database. <text:span text:style-name="T63">The browser may be accessed via the </text:span><text:alphabetical-index-mark-start text:id="IMark104465259473360"/><text:span text:style-name="T63">Configure</text:span><text:alphabetical-index-mark-start text:id="IMark104465261089104"/><text:span text:style-name="T63"> Administrator Privileges</text:span><text:alphabetical-index-mark-end text:id="IMark104465261089104"/><text:alphabetical-index-mark-end text:id="IMark104465259473360"/><text:span text:style-name="T63"> tool button.</text:span></text:p>
      <text:p text:style-name="P87">Four roles are available. Changes <text:span text:style-name="T178">should</text:span> be committed via the <text:alphabetical-index-mark-start text:id="IMark104465259297552"/>Save Changes<text:alphabetical-index-mark-end text:id="IMark104465259297552"/> button.</text:p>
      <text:p text:style-name="P84">The process of committing changes to the PostgreSQL database is as follows:</text:p>
      <text:list text:style-name="L1">
        <text:list-item>
          <text:p text:style-name="P192">The <text:span text:style-name="T111">table’s </text:span>current state is inspected. <text:span text:style-name="T135">The operator is notified of a</text:span>dministrators without privileges <text:span text:style-name="T57">as well as</text:span> duplicate administrators <text:span text:style-name="T64">and the process is aborted.</text:span></text:p>
        </text:list-item>
        <text:list-item>
          <text:p text:style-name="P192">A database transaction is prepared. If an error occurs, the process is aborted.</text:p>
        </text:list-item>
        <text:list-item>
          <text:p text:style-name="P192"><text:span text:style-name="T59">D</text:span>eleted accounts are removed from the <text:alphabetical-index-mark-start text:id="IMark104465259291920"/>admin<text:alphabetical-index-mark-end text:id="IMark104465259291920"/> database table as well as from the PostgreSQL database. If an error occurs with either <text:span text:style-name="T103">sub-process</text:span>, the process is aborted and <text:span text:style-name="T136">the </text:span><text:span text:style-name="T57">previous changes are reverted.</text:span></text:p>
        </text:list-item>
        <text:list-item>
          <text:p text:style-name="P193"><text:span text:style-name="T58">Existing admin table entries are updated. </text:span>New <text:span text:style-name="T60">accounts</text:span> are inserted into the admin table. If an error occurs, the process is aborted and <text:span text:style-name="T137">the </text:span>previous changes are reverted.</text:p>
        </text:list-item>
        <text:list-item>
          <text:p text:style-name="P194">Existing admin table entries are granted <text:span text:style-name="T111">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94">If all of the <text:span text:style-name="T61">aforementioned statements</text:span> execute correctly, the <text:span text:style-name="T160">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6" text:outline-level="1"><text:bookmark-start text:name="__RefHeading___Toc2910_2972840720"/>BiblioteQ.INI<text:bookmark-end text:name="__RefHeading___Toc2910_2972840720"/></text:h>
      <text:p text:style-name="Text_20_body"><text:bookmark-start text:name="__RefHeading___Toc2912_2972840720"/><text:span text:style-name="T152">The </text:span><text:alphabetical-index-mark-start text:id="IMark104465259473360"/><text:span text:style-name="T152">BiblioteQ.INI</text:span><text:alphabetical-index-mark-end text:id="IMark104465259473360"/><text:span text:style-name="T152"> file contains </text:span><text:span text:style-name="T153">interface settings. The file resides in the user’s home directory within the .biblioteq folder. Editing should be performed with care.</text:span><text:bookmark-end text:name="__RefHeading___Toc2912_2972840720"/></text:p>
      <text:h text:style-name="P195" text:outline-level="1"/>
      <text:h text:style-name="P157" text:outline-level="1"><text:bookmark-start text:name="__RefHeading___Toc3090_2972840720"/>BiblioteQ.conf<text:bookmark-end text:name="__RefHeading___Toc3090_2972840720"/></text:h>
      <text:p text:style-name="Text_20_body"><text:bookmark-start text:name="__RefHeading___Toc3092_2972840720"/><text:span text:style-name="T154">The </text:span><text:alphabetical-index-mark-start text:id="IMark104465261008480"/><text:span text:style-name="T154">BiblioteQ.conf</text:span><text:alphabetical-index-mark-end text:id="IMark104465261008480"/><text:span text:style-name="T154"> file contains Amazon, SRU, Z39.50, and other information. </text:span><text:span text:style-name="T155">Please edit this file using a text editor.</text:span><text:bookmark-end text:name="__RefHeading___Toc3092_2972840720"/></text:p>
      <text:h text:style-name="P196" text:outline-level="1"/>
      <text:h text:style-name="P158" text:outline-level="1"><text:bookmark-start text:name="__RefHeading___Toc1452_257133660"/>Change Password<text:bookmark-end text:name="__RefHeading___Toc1452_257133660"/></text:h>
      <text:p text:style-name="P86">A PostgreSQL account’s <text:alphabetical-index-mark-start text:id="IMark104465259292000"/>password<text:alphabetical-index-mark-end text:id="IMark104465259292000"/> may be changed via the <text:alphabetical-index-mark-start text:id="IMark104465259296352"/>Password Selection<text:alphabetical-index-mark-end text:id="IMark104465259296352"/> dialog. A password must contain at least eight characters. <text:span text:style-name="T88">Guest accounts are excluded.</text:span></text:p>
      <text:p text:style-name="P86"><draw:frame draw:style-name="fr3" draw:name="Image14" text:anchor-type="paragraph" svg:width="4.4791in" svg:height="3in" draw:z-index="10"><draw:image xlink:href="Pictures/100000010000024400000194D96383A2.png" xlink:type="simple" xlink:show="embed" xlink:actuate="onLoad" draw:mime-type="image/png"/></draw:frame></text:p>
      <text:h text:style-name="P159" text:outline-level="1"><text:bookmark-start text:name="__RefHeading___Toc363_19725849"/>Connecting to a <text:span text:style-name="T112">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104465259473360"/>PostgreSQL<text:alphabetical-index-mark-end text:id="IMark104465259473360"/> and <text:span text:style-name="T10">the </text:span><text:alphabetical-index-mark-start text:id="IMark104465259291920"/>SQLite<text:alphabetical-index-mark-end text:id="IMark104465259291920"/>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104465263782032"/>Connect<text:alphabetical-index-mark-end text:id="IMark104465263782032"/> option of the <text:alphabetical-index-mark-start text:id="IMark104465297899648"/>File<text:alphabetical-index-mark-end text:id="IMark104465297899648"/>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4">S</text:span>elect the appropriate non-<text:alphabetical-index-mark-start text:id="IMark104465259473360"/>local_db<text:alphabetical-index-mark-end text:id="IMark104465259473360"/> <text:alphabetical-index-mark-start text:id="IMark104465259292000"/>Branch Name<text:alphabetical-index-mark-end text:id="IMark104465259292000"/> if one is available. <text:span text:style-name="T16">Provide the </text:span><text:alphabetical-index-mark-start text:id="IMark104465261008480"/><text:span text:style-name="T16">Password</text:span><text:alphabetical-index-mark-end text:id="IMark104465261008480"/><text:span text:style-name="T16"> and </text:span><text:alphabetical-index-mark-start text:id="IMark104465259468464"/><text:span text:style-name="T16">Userid</text:span><text:alphabetical-index-mark-end text:id="IMark104465259468464"/><text:span text:style-name="T16"> information, if applicable, and press the Connect button.</text:span></text:p>
      <text:p text:style-name="P13"><text:span text:style-name="T15">Note: </text:span>The sections <text:alphabetical-index-mark-start text:id="IMark104465259473360"/>Accessing an Existing SQLite Database<text:alphabetical-index-mark-end text:id="IMark104465259473360"/> and <text:alphabetical-index-mark-start text:id="IMark104465297899648"/>Creating an SQLite Database<text:alphabetical-index-mark-end text:id="IMark104465297899648"/> cover the details of accessing and creating SQLite databases, <text:span text:style-name="T11">respectively.</text:span></text:p>
      <text:p text:style-name="P13"/>
      <text:h text:style-name="P160" text:outline-level="1"><text:bookmark-start text:name="__RefHeading___Toc443_940074755"/>Creating a PostgreSQL Database<text:bookmark-end text:name="__RefHeading___Toc443_940074755"/></text:h>
      <text:p text:style-name="Text_20_body">BiblioteQ supports <text:alphabetical-index-mark-start text:id="IMark104465263782032"/>PostgreSQL<text:alphabetical-index-mark-end text:id="IMark104465263782032"/> 8.x, 9.x, and newer. <text:span text:style-name="T123">Please note that PostgreSQL 8.x </text:span><text:span text:style-name="T161">and 9.x are not supported by PostgreSQL</text:span><text:span text:style-name="T123">. </text:span>Please follow the PostgreSQL-provided documentation for installing PostgreSQL. After installing the required PostgreSQL packages, please perform the following operations:</text:p>
      <text:list text:style-name="L2">
        <text:list-item>
          <text:p text:style-name="P197">Create the <text:alphabetical-index-mark-start text:id="IMark104465259473360"/>xbook_db<text:alphabetical-index-mark-end text:id="IMark104465259473360"/> database via <text:alphabetical-index-mark-start text:id="IMark104465259292000"/>createdb<text:alphabetical-index-mark-end text:id="IMark104465259292000"/> xbook_db -E UTF8 or via the PostgreSQL-recommended procedure. Please note that <text:span text:style-name="T113">the database name </text:span>xbook_db is only a suggestion.</text:p>
        </text:list-item>
        <text:list-item>
          <text:p text:style-name="P197">Execute <text:alphabetical-index-mark-start text:id="IMark104465261008480"/>createlang<text:alphabetical-index-mark-end text:id="IMark104465261008480"/> <text:alphabetical-index-mark-start text:id="IMark104465259468464"/>plpgsql<text:alphabetical-index-mark-end text:id="IMark104465259468464"/> -d xbook_db or the PostgreSQL-recommended procedure for adding a new programming language to the xbook_db database. <text:span text:style-name="T162">If the language already exists, PostgreSQL will produce an error. Please ignore the error.</text:span></text:p>
        </text:list-item>
        <text:list-item>
          <text:p text:style-name="P197">If desired, replace all instances of the default administrator <text:alphabetical-index-mark-start text:id="IMark104465297899648"/>xbook_admin<text:alphabetical-index-mark-end text:id="IMark104465297899648"/> in <text:span text:style-name="T89">the</text:span> <text:alphabetical-index-mark-start text:id="IMark104465259473360"/>postgresql_create_schema.sql<text:alphabetical-index-mark-end text:id="IMark104465259473360"/> file. <text:span text:style-name="T179">A password may also be set afterwards.</text:span></text:p>
        </text:list-item>
        <text:list-item>
          <text:p text:style-name="P198">Log into your PostgreSQL xbook_db database and load the postgresql_create_schema.sql file via \i postgresql_create_schema.sql.</text:p>
        </text:list-item>
      </text:list>
      <text:p text:style-name="P20"/>
      <text:h text:style-name="P152"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4465263782032"/>SQLite<text:alphabetical-index-mark-end text:id="IMark104465263782032"/> database file may be created via the <text:alphabetical-index-mark-start text:id="IMark104465261008480"/>New SQLite Database<text:alphabetical-index-mark-end text:id="IMark104465261008480"/> option of the <text:alphabetical-index-mark-start text:id="IMark104465259290976"/>File<text:alphabetical-index-mark-end text:id="IMark104465259290976"/>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1" text:outline-level="1"><text:bookmark-start text:name="__RefHeading___Toc1520_1056771071"/>Custom Query<text:bookmark-end text:name="__RefHeading___Toc1520_1056771071"/></text:h>
      <text:p text:style-name="P90">Custom SQL queries may be performed via the <text:alphabetical-index-mark-start text:id="IMark104465259473360"/>Custom Query<text:alphabetical-index-mark-end text:id="IMark104465259473360"/> window.</text:p>
      <text:p text:style-name="P122"><text:span text:style-name="T140">After a successful query is performed, the main table’s columns will be set according to the query statement. </text:span><text:span text:style-name="T138">Please </text:span><text:span text:style-name="T163">a</text:span><text:span text:style-name="T138">void including columns </text:span><text:span text:style-name="T139">of type Q</text:span><text:span text:style-name="T142">B</text:span><text:span text:style-name="T139">yteArray </text:span><text:span text:style-name="T138">in the custom query as the </text:span><text:span text:style-name="T141">associated data </text:span><text:span text:style-name="T138">will burden the software.</text:span></text:p>
      <text:p text:style-name="P89"/>
      <text:h text:style-name="P162"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7">Image information is recorded as Base-64.</text:p>
      <text:p text:style-name="P147"/>
      <text:h text:style-name="P163" text:outline-level="1"><text:bookmark-start text:name="__RefHeading___Toc1455_73510555"/>Database Enumerations Browser<text:bookmark-end text:name="__RefHeading___Toc1455_73510555"/></text:h>
      <text:p text:style-name="P88">The <text:alphabetical-index-mark-start text:id="IMark104465263782032"/>Database Enumerations Browser<text:alphabetical-index-mark-end text:id="IMark104465263782032"/> is available to accounts having <text:alphabetical-index-mark-start text:id="IMark104465297899648"/>administrator<text:alphabetical-index-mark-end text:id="IMark104465297899648"/> or <text:alphabetical-index-mark-start text:id="IMark104465259468288"/>librarian<text:alphabetical-index-mark-end text:id="IMark104465259468288"/> privileges and is accessible via the <text:alphabetical-index-mark-start text:id="IMark104465259486336"/>Database Enumerations<text:alphabetical-index-mark-end text:id="IMark104465259486336"/> tool button. <text:span text:style-name="T124">The browser contains configurable item values. </text:span><text:span text:style-name="T164">The browser is available for </text:span><text:span text:style-name="T180">PostgreSQL and </text:span><text:span text:style-name="T164">SQLite databases.</text:span></text:p>
      <text:p text:style-name="P85">The process of committing changes to <text:span text:style-name="T68">a</text:span> database is as follows:</text:p>
      <text:list text:style-name="L3">
        <text:list-item>
          <text:p text:style-name="P199">For each sub-panel (<text:alphabetical-index-mark-start text:id="IMark104465263782032"/>Book Binding Types<text:alphabetical-index-mark-end text:id="IMark104465263782032"/>, etc.), <text:span text:style-name="T113">a </text:span>database transaction <text:span text:style-name="T113">is prepared</text:span>. If an error occurs, <text:span text:style-name="T114">the process </text:span>iterate<text:span text:style-name="T114">s</text:span> to the next sub-panel.</text:p>
        </text:list-item>
        <text:list-item>
          <text:p text:style-name="P199"><text:span text:style-name="T114">Al</text:span>l items in the <text:span text:style-name="T69">respective </text:span>database table <text:span text:style-name="T114">are deleted</text:span>. For example, for the Book Binding Types sub-panel, all entries from the book_binding_types database table are deleted. If the process fail<text:span text:style-name="T69">s</text:span>, changes <text:span text:style-name="T115">are reverted </text:span>and <text:span text:style-name="T115">the process </text:span>proceed<text:span text:style-name="T115">s</text:span> to the next sub-panel.</text:p>
        </text:list-item>
        <text:list-item>
          <text:p text:style-name="P200"><text:span text:style-name="T115">N</text:span>ew values <text:span text:style-name="T115">are inserted </text:span>into the respective database table. If the process fails, changes <text:span text:style-name="T115">are reverted </text:span>and <text:span text:style-name="T115">the process </text:span>proceed<text:span text:style-name="T115">s</text:span> to the next sub-panel.</text:p>
        </text:list-item>
        <text:list-item>
          <text:p text:style-name="P200"><text:span text:style-name="T115">T</text:span>he current database transaction <text:span text:style-name="T115">is committed</text:span>.</text:p>
        </text:list-item>
      </text:list>
      <text:p text:style-name="P216"><text:bookmark text:name="__RefHeading___Toc413_9400747551"/></text:p>
      <text:h text:style-name="P164"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4465297899648"/>File<text:alphabetical-index-mark-end text:id="IMark104465297899648"/> menu. Then click the <text:alphabetical-index-mark-start text:id="IMark104465261008480"/>Disconnect<text:alphabetical-index-mark-end text:id="IMark104465261008480"/>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9"/>
      <text:h text:style-name="P165" text:outline-level="1"><text:bookmark-start text:name="__RefHeading___Toc1754_560018603"/>Error Log<text:bookmark-end text:name="__RefHeading___Toc1754_560018603"/></text:h>
      <text:p text:style-name="P97">The <text:alphabetical-index-mark-start text:id="IMark104465263782032"/>Error Log<text:alphabetical-index-mark-end text:id="IMark104465263782032"/> may be accessed via the <text:alphabetical-index-mark-start text:id="IMark104465259486336"/>View<text:alphabetical-index-mark-end text:id="IMark104465259486336"/> menu. <text:span text:style-name="T75">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6"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4465259473360"/>CSV<text:alphabetical-index-mark-end text:id="IMark104465259473360"/> file via the <text:alphabetical-index-mark-start text:id="IMark104465259291920"/>Export Table View as CSV<text:alphabetical-index-mark-end text:id="IMark104465259291920"/> option of the <text:alphabetical-index-mark-start text:id="IMark104465259468464"/>File<text:alphabetical-index-mark-end text:id="IMark104465259468464"/>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6">The first line of the generated file contains the exported view’s header strings. <text:span text:style-name="T128">The exported columns are governed by the settings in Viewable Columns.</text:span></text:p>
      <text:p text:style-name="P116"/>
      <text:h text:style-name="P167" text:outline-level="1"><text:bookmark-start text:name="__RefHeading___Toc2813_3142272184"/>File Attachments<text:bookmark-end text:name="__RefHeading___Toc2813_3142272184"/></text:h>
      <text:p text:style-name="P133"><text:span text:style-name="T165">Several categories (</text:span><text:alphabetical-index-mark-start text:id="IMark104465259473360"/><text:span text:style-name="T165">books</text:span><text:alphabetical-index-mark-end text:id="IMark104465259473360"/><text:span text:style-name="T165">, </text:span><text:alphabetical-index-mark-start text:id="IMark104465259480048"/><text:span text:style-name="T165">grey literature</text:span><text:alphabetical-index-mark-end text:id="IMark104465259480048"/><text:span text:style-name="T165">, </text:span><text:alphabetical-index-mark-start text:id="IMark104465259296352"/><text:span text:style-name="T147">journals</text:span><text:alphabetical-index-mark-end text:id="IMark104465259296352"/><text:span text:style-name="T147">, </text:span><text:alphabetical-index-mark-start text:id="IMark104465259475632"/><text:span text:style-name="T165">magazines</text:span><text:alphabetical-index-mark-end text:id="IMark104465259475632"/><text:span text:style-name="T165">) include file attachments. Attached files are compressed before being inserted into the respective database. </text:span><text:span text:style-name="T144">BiblioteQ </text:span><text:span text:style-name="T166">employs</text:span><text:span text:style-name="T144"> t</text:span><text:span text:style-name="T165">he ZLIB algorithm </text:span><text:span text:style-name="T144">for </text:span><text:span text:style-name="T165">compression.</text:span></text:p>
      <text:p text:style-name="P125"/>
      <text:h text:style-name="P168" text:outline-level="1"><text:bookmark-start text:name="__RefHeading___Toc2118_278443408"/>Hyperlinks<text:bookmark-end text:name="__RefHeading___Toc2118_278443408"/></text:h>
      <text:p text:style-name="P108">BiblioteQ supports embedded <text:alphabetical-index-mark-start text:id="IMark104465259291840"/>hyperlinks<text:alphabetical-index-mark-end text:id="IMark104465259291840"/>. <text:span text:style-name="T121">If a hyperlink is </text:span>clicked, a search is initiated using the specified text <text:span text:style-name="T101">for the given category. Please note that a clicked hyperlink will not be activated if the parent widget is editable.</text:span></text:p>
      <text:p text:style-name="P108"><draw:frame draw:style-name="fr3" draw:name="Image22" text:anchor-type="paragraph" svg:width="3.9063in" svg:height="1.1in" draw:z-index="14"><draw:image xlink:href="Pictures/10000000000001530000006AA1F68D10.png" xlink:type="simple" xlink:show="embed" xlink:actuate="onLoad" draw:mime-type="image/png"/></draw:frame></text:p>
      <text:h text:style-name="P169" text:outline-level="1"><text:bookmark-start text:name="__RefHeading___Toc2602_4162988163"/>Importing<text:bookmark-end text:name="__RefHeading___Toc2602_4162988163"/></text:h>
      <text:p text:style-name="P115"><text:span text:style-name="T127">BiblioteQ provides an import mechanism for importing book </text:span><text:span text:style-name="T167">and patron</text:span><text:span text:style-name="T127"> data contained in a </text:span><text:alphabetical-index-mark-start text:id="IMark104465259473360"/><text:span text:style-name="T127">CSV</text:span><text:alphabetical-index-mark-end text:id="IMark104465259473360"/><text:span text:style-name="T127"> file. Please review the </text:span><text:alphabetical-index-mark-start text:id="IMark104465259291920"/><text:span text:style-name="T127">Tools</text:span><text:alphabetical-index-mark-end text:id="IMark104465259291920"/><text:span text:style-name="T127"> menu.</text:span></text:p>
      <text:h text:style-name="P201" text:outline-level="1"/>
      <text:h text:style-name="P170" text:outline-level="1"><text:bookmark-start text:name="__RefHeading___Toc1814_537498170"/>Limitations<text:bookmark-end text:name="__RefHeading___Toc1814_537498170"/></text:h>
      <text:p text:style-name="P117"><text:span text:style-name="T130">BiblioteQ does not impose limits on the data content. Please note that both </text:span><text:alphabetical-index-mark-start text:id="IMark104465259475632"/><text:span text:style-name="T130">PostgreSQL</text:span><text:alphabetical-index-mark-end text:id="IMark104465259475632"/><text:span text:style-name="T130"> and </text:span><text:alphabetical-index-mark-start text:id="IMark104465259496928"/><text:span text:style-name="T130">SQLite</text:span><text:alphabetical-index-mark-end text:id="IMark104465259496928"/><text:span text:style-name="T130"> have rigid </text:span><text:span text:style-name="T129">limits</text:span><text:span text:style-name="T130">. Please read </text:span><text:a xlink:type="simple" xlink:href="https://www.sqlite.org/limits.html" text:style-name="Internet_20_link" text:visited-style-name="Visited_20_Internet_20_Link"><text:span text:style-name="T130">https://www.sqlite.org/limits.html</text:span></text:a><text:span text:style-name="T130"> </text:span><text:span text:style-name="T84">for SQLite details.</text:span></text:p>
      <text:p text:style-name="P102">Generally:</text:p>
      <text:list text:style-name="L4">
        <text:list-item>
          <text:p text:style-name="P202">Attached files may be of any size. Please note that submitting large files will burden both local and remote queries. <text:span text:style-name="T85">PostgreSQL and/or SQLite may limit field sizes.</text:span></text:p>
        </text:list-item>
        <text:list-item>
          <text:p text:style-name="P203">Infinitely-many items may be stored, although PostgreSQL and/or SQLite may prevent this.</text:p>
        </text:list-item>
        <text:list-item>
          <text:p text:style-name="P204"><text:alphabetical-index-mark-start text:id="IMark104465259291840"/>Pagination<text:alphabetical-index-mark-end text:id="IMark104465259291840"/> <text:span text:style-name="T86">is implemented with</text:span> the use of the <text:alphabetical-index-mark-start text:id="IMark104465259473360"/>LIMIT<text:alphabetical-index-mark-end text:id="IMark104465259473360"/> <text:span text:style-name="T86">and </text:span><text:alphabetical-index-mark-start text:id="IMark104465259486336"/><text:span text:style-name="T86">OFFSET</text:span><text:alphabetical-index-mark-end text:id="IMark104465259486336"/><text:span text:style-name="T86"> clauses.</text:span></text:p>
        </text:list-item>
        <text:list-item>
          <text:p text:style-name="P203">The number of PostgreSQL accounts is not limited through the software.</text:p>
        </text:list-item>
      </text:list>
      <text:p text:style-name="P102"/>
      <text:h text:style-name="P171"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104465259291840"/>View Selected Item(s)<text:alphabetical-index-mark-end text:id="IMark104465259291840"/></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4465259473360"/><text:span text:style-name="T36">administrator</text:span><text:alphabetical-index-mark-end text:id="IMark104465259473360"/><text:span text:style-name="T36"> privileges.</text:span></text:p>
      <text:p text:style-name="P58"><text:alphabetical-index-mark-start text:id="IMark104465259475632"/>Add Item<text:alphabetical-index-mark-end text:id="IMark104465259475632"/></text:p>
      <text:p text:style-name="P58">Add an item. The <text:span text:style-name="T105">tool button is disabled </text:span>if the current account does not have <text:alphabetical-index-mark-start text:id="IMark104465259486336"/>Item Creation<text:alphabetical-index-mark-end text:id="IMark104465259486336"/> privileges.</text:p>
      <text:p text:style-name="P59"><text:alphabetical-index-mark-start text:id="IMark104465259291920"/>Duplicate Selected Item(s)<text:alphabetical-index-mark-end text:id="IMark104465259291920"/></text:p>
      <text:p text:style-name="P59">Open the detail <text:span text:style-name="T49">window(s)</text:span> of the selected item(s). A confirmation prompt is displayed if the number of selected items exceeds four. The <text:span text:style-name="T106">tool button is disabled</text:span> if the current account does not have Item Creation privileges.</text:p>
      <text:p text:style-name="P60"><text:alphabetical-index-mark-start text:id="IMark104465259291840"/>Delete Selected Item(s)<text:alphabetical-index-mark-end text:id="IMark104465259291840"/></text:p>
      <text:p text:style-name="P60">Delete the selected item(s). A confirmation prompt is displayed. The <text:span text:style-name="T106">tool button is disabled</text:span> if the current account does not have <text:alphabetical-index-mark-start text:id="IMark104465259473360"/>Item Deletion<text:alphabetical-index-mark-end text:id="IMark104465259473360"/> privileges.</text:p>
      <text:p text:style-name="P62"><text:alphabetical-index-mark-start text:id="IMark104465259486336"/>Modify Selected Item(s)<text:alphabetical-index-mark-end text:id="IMark104465259486336"/></text:p>
      <text:p text:style-name="P62">Modify the selected item(s). A confirmation prompt is displayed if the number of selected items exceeds four. The <text:span text:style-name="T107">tool button is disabled </text:span>if the current account does not have <text:alphabetical-index-mark-start text:id="IMark104465259291920"/>Item Updates<text:alphabetical-index-mark-end text:id="IMark104465259291920"/> privileges.</text:p>
      <text:p text:style-name="P63"><text:alphabetical-index-mark-start text:id="IMark104465259475632"/>Print Current View<text:alphabetical-index-mark-end text:id="IMark104465259475632"/></text:p>
      <text:p text:style-name="P63">Print the items in the current view. <text:span text:style-name="T50">A Print dialog is displayed.</text:span></text:p>
      <text:p text:style-name="P64"><text:alphabetical-index-mark-start text:id="IMark104465259291840"/>Select Viewable Columns<text:alphabetical-index-mark-end text:id="IMark104465259291840"/></text:p>
      <text:p text:style-name="P65">Select <text:span text:style-name="T39">the </text:span>columns <text:span text:style-name="T39">that </text:span>are to be shown in the main window’s table <text:span text:style-name="T122">per each category (books, cds, etc.). Please note that column order is not preserved.</text:span></text:p>
      <text:p text:style-name="P66"><text:alphabetical-index-mark-start text:id="IMark104465259473360"/>View Member’s Reservation History (Patrons Only)<text:alphabetical-index-mark-end text:id="IMark104465259473360"/></text:p>
      <text:p text:style-name="P66">Display the current patron’s reserved item<text:span text:style-name="T44">s</text:span>. The <text:span text:style-name="T107">tool button is enabled </text:span>only for <text:alphabetical-index-mark-start text:id="IMark104465259291920"/>patron<text:alphabetical-index-mark-end text:id="IMark104465259291920"/> <text:span text:style-name="T107">accounts</text:span>.</text:p>
      <text:p text:style-name="P67"><text:alphabetical-index-mark-start text:id="IMark104465259486336"/><text:span text:style-name="T51">Request Selected Item(s)</text:span> / Cancel Selected Request(s)<text:alphabetical-index-mark-end text:id="IMark104465259486336"/></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104465259291840"/>Reserve Selected Item<text:alphabetical-index-mark-end text:id="IMark104465259291840"/></text:p>
      <text:p text:style-name="P68">Reserve the selected item. <text:span text:style-name="T108">The tool button is disabled if the current account does not have </text:span><text:alphabetical-index-mark-start text:id="IMark104465259475632"/><text:span text:style-name="T108">Item </text:span>Reservations<text:alphabetical-index-mark-end text:id="IMark104465259475632"/><text:span text:style-name="T46"> privileges.</text:span></text:p>
      <text:p text:style-name="P69"><text:alphabetical-index-mark-start text:id="IMark104465259291920"/>Display Members Browser<text:alphabetical-index-mark-end text:id="IMark104465259291920"/></text:p>
      <text:p text:style-name="P69">Display the Members Browser window. <text:span text:style-name="T47">Only available for </text:span><text:alphabetical-index-mark-start text:id="IMark104465259486336"/><text:span text:style-name="T47">administrator</text:span><text:alphabetical-index-mark-end text:id="IMark104465259486336"/><text:span text:style-name="T47">, </text:span><text:alphabetical-index-mark-start text:id="IMark104465259480048"/><text:span text:style-name="T47">circulation</text:span><text:alphabetical-index-mark-end text:id="IMark104465259480048"/><text:span text:style-name="T47">, and </text:span><text:alphabetical-index-mark-start text:id="IMark104465259496928"/><text:span text:style-name="T47">membership</text:span><text:alphabetical-index-mark-end text:id="IMark104465259496928"/><text:span text:style-name="T47"> accounts.</text:span></text:p>
      <text:p text:style-name="P126"><text:alphabetical-index-mark-start text:id="IMark104465259486336"/>Files Browser<text:alphabetical-index-mark-end text:id="IMark104465259486336"/></text:p>
      <text:p text:style-name="P126">Display the Files Browser window.</text:p>
      <text:p text:style-name="P70"><text:alphabetical-index-mark-start text:id="IMark104465259480048"/>Database Search<text:alphabetical-index-mark-end text:id="IMark104465259480048"/></text:p>
      <text:p text:style-name="P70">Activates a context menu containing various search options.</text:p>
      <text:p text:style-name="P71"><text:alphabetical-index-mark-start text:id="IMark104465259475632"/>Custom Database Query<text:alphabetical-index-mark-end text:id="IMark104465259475632"/></text:p>
      <text:p text:style-name="P71">Display the Custom Query window.</text:p>
      <text:p text:style-name="P72"><text:alphabetical-index-mark-start text:id="IMark104465259496928"/>Refresh Table<text:alphabetical-index-mark-end text:id="IMark104465259496928"/></text:p>
      <text:p text:style-name="P72">Reload the current view.</text:p>
      <text:p text:style-name="P73">Again, the tool buttons are described from left to right.</text:p>
      <text:p text:style-name="P74"><text:alphabetical-index-mark-start text:id="IMark104465259291920"/>Connect<text:alphabetical-index-mark-end text:id="IMark104465259291920"/></text:p>
      <text:p text:style-name="P74">Display the <text:alphabetical-index-mark-start text:id="IMark104465259486336"/>Branch Selection<text:alphabetical-index-mark-end text:id="IMark104465259486336"/> dialog.</text:p>
      <text:p text:style-name="P75"><text:alphabetical-index-mark-start text:id="IMark104465259496928"/>Disconnect<text:alphabetical-index-mark-end text:id="IMark104465259496928"/></text:p>
      <text:p text:style-name="P75">Disconnect from the current database.</text:p>
      <text:p text:style-name="P76"><text:alphabetical-index-mark-start text:id="IMark104465259475632"/>Change Password<text:alphabetical-index-mark-end text:id="IMark104465259475632"/></text:p>
      <text:p text:style-name="P76">Display the <text:alphabetical-index-mark-start text:id="IMark104465259480048"/>Password Selection<text:alphabetical-index-mark-end text:id="IMark104465259480048"/> dialog. Not available for <text:span text:style-name="T90">PostgreSQL </text:span><text:alphabetical-index-mark-start text:id="IMark104465259291840"/>guest<text:alphabetical-index-mark-end text:id="IMark104465259291840"/> accounts <text:span text:style-name="T90">and SQLite databases.</text:span></text:p>
      <text:p text:style-name="P76"><text:alphabetical-index-mark-start text:id="IMark104465259496928"/>Configure Administrator Privileges<text:alphabetical-index-mark-end text:id="IMark104465259496928"/></text:p>
      <text:p text:style-name="P77">Display the <text:alphabetical-index-mark-start text:id="IMark104465259480048"/>Administrator Browser<text:alphabetical-index-mark-end text:id="IMark104465259480048"/> <text:span text:style-name="T53">window</text:span>. Only available for <text:span text:style-name="T109">a</text:span>dministrator accounts. <text:span text:style-name="T168">Not available for SQLite databases.</text:span></text:p>
      <text:p text:style-name="P78"><text:alphabetical-index-mark-start text:id="IMark104465259291920"/>Database Enumerations<text:alphabetical-index-mark-end text:id="IMark104465259291920"/></text:p>
      <text:p text:style-name="P79"><text:soft-page-break/>Display the <text:alphabetical-index-mark-start text:id="IMark104465259475632"/>Database Enumerations Browser<text:alphabetical-index-mark-end text:id="IMark104465259475632"/> window. <text:span text:style-name="T47">Only available </text:span>for <text:alphabetical-index-mark-start text:id="IMark104465259486336"/><text:span text:style-name="T92">a</text:span>dministrator<text:alphabetical-index-mark-end text:id="IMark104465259486336"/> and <text:alphabetical-index-mark-start text:id="IMark104465259473360"/><text:span text:style-name="T91">l</text:span>ibrarian<text:alphabetical-index-mark-end text:id="IMark104465259473360"/> accounts.</text:p>
      <text:p text:style-name="P79"><text:alphabetical-index-mark-start text:id="IMark104465259475632"/>Exit BiblioteQ<text:alphabetical-index-mark-end text:id="IMark104465259475632"/></text:p>
      <text:p text:style-name="P79">Terminate the application.</text:p>
      <text:p text:style-name="P79"/>
      <text:h text:style-name="P172" text:outline-level="1"><text:bookmark-start text:name="__RefHeading___Toc4991_1789080889"/>Members Browser<text:bookmark-end text:name="__RefHeading___Toc4991_1789080889"/></text:h>
      <text:p text:style-name="P95">The Members Browser is available <text:span text:style-name="T169">from </text:span>the <text:alphabetical-index-mark-start text:id="IMark104465259486336"/>View<text:alphabetical-index-mark-end text:id="IMark104465259486336"/> menu. For <text:alphabetical-index-mark-start text:id="IMark104465259496928"/>PostgreSQL<text:alphabetical-index-mark-end text:id="IMark104465259496928"/> databases, the browser is accessible if the current role is <text:alphabetical-index-mark-start text:id="IMark104465259291840"/>administrator<text:alphabetical-index-mark-end text:id="IMark104465259291840"/>, <text:alphabetical-index-mark-start text:id="IMark104465297899648"/>circulation<text:alphabetical-index-mark-end text:id="IMark104465297899648"/>, or <text:alphabetical-index-mark-start text:id="IMark104465259296352"/>membership<text:alphabetical-index-mark-end text:id="IMark104465259296352"/>. For <text:alphabetical-index-mark-start text:id="IMark104465261008480"/>SQLite<text:alphabetical-index-mark-end text:id="IMark104465261008480"/> databases, access to the browser is always <text:span text:style-name="T170">granted</text:span>.</text:p>
      <text:p text:style-name="P98">The browser allows administrators to create, delete, and modify patron account details. <text:span text:style-name="T73">Reservation processes are also available in the Members Browser. A mechanism for exporting the </text:span><text:span text:style-name="T171">patrons</text:span><text:span text:style-name="T73"> is also included.</text:span></text:p>
      <text:p text:style-name="P99"><text:alphabetical-index-mark-start text:id="IMark104465259473360"/>Grant Privileges<text:alphabetical-index-mark-end text:id="IMark104465259473360"/></text:p>
      <text:p text:style-name="P100">Grant Privileges is available for PostgreSQL databases. <text:span text:style-name="T78">If pressed, each listed account is removed from and added to the </text:span><text:alphabetical-index-mark-start text:id="IMark104465259486336"/><text:span text:style-name="T78">biblioteq_patron</text:span><text:alphabetical-index-mark-end text:id="IMark104465259486336"/><text:span text:style-name="T78"> role.</text:span></text:p>
      <text:p text:style-name="P96"/>
      <text:h text:style-name="P173"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104465259291840"/>Member’s Reservation History<text:alphabetical-index-mark-end text:id="IMark104465259291840"/> window. Reservation histor<text:span text:style-name="T54">ies are</text:span> initially disabled.</text:p>
      <text:p text:style-name="P139"/>
      <text:h text:style-name="P174" text:outline-level="1"><text:bookmark-start text:name="__RefHeading___Toc3441_676261051"/>Open Library<text:bookmark-end text:name="__RefHeading___Toc3441_676261051"/></text:h>
      <text:p text:style-name="P110">BiblioteQ supports <text:span text:style-name="T172">the </text:span><text:alphabetical-index-mark-start text:id="IMark104465259496928"/><text:span text:style-name="T172">Open Library</text:span><text:alphabetical-index-mark-end text:id="IMark104465259496928"/> Internet search quer<text:span text:style-name="T172">y</text:span> <text:span text:style-name="T102">for </text:span><text:alphabetical-index-mark-start text:id="IMark104465259480048"/><text:span text:style-name="T102">books</text:span><text:alphabetical-index-mark-end text:id="IMark104465259480048"/><text:span text:style-name="T102">.</text:span></text:p>
      <text:p text:style-name="P110"/>
      <text:h text:style-name="P175" text:outline-level="1"><text:bookmark-start text:name="__RefHeading___Toc1583_330706588"/>Operating Systems<text:bookmark-end text:name="__RefHeading___Toc1583_330706588"/></text:h>
      <text:p text:style-name="P94">BiblioteQ supports <text:alphabetical-index-mark-start text:id="IMark104465259486336"/><text:span text:style-name="T150">Android</text:span><text:alphabetical-index-mark-end text:id="IMark104465259486336"/><text:span text:style-name="T150">, </text:span><text:alphabetical-index-mark-start text:id="IMark104465297899648"/>FreeBSD<text:alphabetical-index-mark-end text:id="IMark104465297899648"/>, <text:alphabetical-index-mark-start text:id="IMark104465259297552"/>Linux<text:alphabetical-index-mark-end text:id="IMark104465259297552"/>, <text:alphabetical-index-mark-start text:id="IMark104465259475632"/>Mac OS X<text:alphabetical-index-mark-end text:id="IMark104465259475632"/>, <text:alphabetical-index-mark-start text:id="IMark104465259501472"/><text:span text:style-name="T71">OS/2</text:span><text:alphabetical-index-mark-end text:id="IMark104465259501472"/><text:span text:style-name="T71">, </text:span><text:alphabetical-index-mark-start text:id="IMark104465259446688"/><text:span text:style-name="T71">OpenBSD</text:span><text:alphabetical-index-mark-end text:id="IMark104465259446688"/><text:span text:style-name="T71">, </text:span>and <text:alphabetical-index-mark-start text:id="IMark104465259451264"/>Windows<text:alphabetical-index-mark-end text:id="IMark104465259451264"/>. Generally, <text:span text:style-name="T70">the application</text:span> should be compatible with any operating system where <text:alphabetical-index-mark-start text:id="IMark104465259438032"/>Qt<text:alphabetical-index-mark-end text:id="IMark104465259438032"/>, <text:alphabetical-index-mark-start text:id="IMark104465259441792"/>SQLite<text:alphabetical-index-mark-end text:id="IMark104465259441792"/>, and <text:alphabetical-index-mark-start text:id="IMark104465259506224"/>YAZ<text:alphabetical-index-mark-end text:id="IMark104465259506224"/> are supported. <text:span text:style-name="T151">Please note that the YAZ library is totally optional. </text:span>The software has also been tested on a variety of architectures, including <text:alphabetical-index-mark-start text:id="IMark104465261165568"/><text:span text:style-name="T74">AMD</text:span><text:alphabetical-index-mark-end text:id="IMark104465261165568"/><text:span text:style-name="T74">, </text:span><text:alphabetical-index-mark-start text:id="IMark104465261169568"/>ARM<text:alphabetical-index-mark-end text:id="IMark104465261169568"/>, <text:alphabetical-index-mark-start text:id="IMark104465261173568"/>Alpha<text:alphabetical-index-mark-end text:id="IMark104465261173568"/> <text:alphabetical-index-mark-start text:id="IMark104465261177568"/>21264<text:alphabetical-index-mark-end text:id="IMark104465261177568"/>, <text:alphabetical-index-mark-start text:id="IMark104465261181568"/><text:span text:style-name="T72">PowerPC</text:span><text:alphabetical-index-mark-end text:id="IMark104465261181568"/><text:span text:style-name="T72">, and </text:span><text:alphabetical-index-mark-start text:id="IMark104465261185568"/><text:span text:style-name="T72">Sun UltraSparc</text:span><text:alphabetical-index-mark-end text:id="IMark104465261185568"/><text:span text:style-name="T72">.</text:span></text:p>
      <text:p text:style-name="P94"/>
      <text:h text:style-name="P176" text:outline-level="1"><text:bookmark-start text:name="__RefHeading___Toc1774_205534156"/>PDF<text:bookmark-end text:name="__RefHeading___Toc1774_205534156"/></text:h>
      <text:p text:style-name="P101">BiblioteQ supports <text:alphabetical-index-mark-start text:id="IMark104465259486336"/>PDF<text:alphabetical-index-mark-end text:id="IMark104465259486336"/> content through the <text:alphabetical-index-mark-start text:id="IMark104465259473360"/>Poppler<text:alphabetical-index-mark-end text:id="IMark104465259473360"/> open source library. Browsing, printing, and searching <text:span text:style-name="T79">options are included</text:span>. <text:span text:style-name="T80">Support is optional.</text:span></text:p>
      <text:p text:style-name="P101"><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7"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4465259501472"/>PostgreSQL<text:alphabetical-index-mark-end text:id="IMark104465259501472"/> <text:span text:style-name="T23">database roles</text:span>: <text:alphabetical-index-mark-start text:id="IMark104465297899648"/>administrator<text:alphabetical-index-mark-end text:id="IMark104465297899648"/>, <text:alphabetical-index-mark-start text:id="IMark104465259496928"/>guest<text:alphabetical-index-mark-end text:id="IMark104465259496928"/>, and <text:alphabetical-index-mark-start text:id="IMark104465259502432"/>patron<text:alphabetical-index-mark-end text:id="IMark104465259502432"/>.</text:p>
      <text:p text:style-name="P27">Initially, the <text:alphabetical-index-mark-start text:id="IMark104465259501472"/>postgresql_create_schema.sql<text:alphabetical-index-mark-end text:id="IMark104465259501472"/> script may be used to create the administrator account <text:alphabetical-index-mark-start text:id="IMark104465259297552"/>xbook_admin<text:alphabetical-index-mark-end text:id="IMark104465259297552"/>.</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104465259475632"/>Administrator Browser<text:alphabetical-index-mark-end text:id="IMark104465259475632"/>. <text:span text:style-name="T25">Please note that the Administrator Browser is only available within an administrator role.</text:span></text:p>
      <text:p text:style-name="P25"><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104465259501472"/>Administrator<text:alphabetical-index-mark-end text:id="IMark104465259501472"/>, <text:alphabetical-index-mark-start text:id="IMark104465297899648"/>Circulation<text:alphabetical-index-mark-end text:id="IMark104465297899648"/>, <text:alphabetical-index-mark-start text:id="IMark104465259486336"/>Librarian<text:alphabetical-index-mark-end text:id="IMark104465259486336"/>, and <text:alphabetical-index-mark-start text:id="IMark104465259473808"/>Membership<text:alphabetical-index-mark-end text:id="IMark104465259473808"/>. The abilities of each <text:span text:style-name="T26">level</text:span> is described next.</text:p>
      <text:p text:style-name="P25">Administrator permissions:</text:p>
      <text:list text:style-name="L5">
        <text:list-item>
          <text:p text:style-name="P205"><text:alphabetical-index-mark-start text:id="IMark104465259489488"/>Item Creation<text:alphabetical-index-mark-end text:id="IMark104465259489488"/></text:p>
          <text:p text:style-name="P206">Ability to create books, etc.</text:p>
        </text:list-item>
        <text:list-item>
          <text:p text:style-name="P205"><text:alphabetical-index-mark-start text:id="IMark104465259468080"/>Item Deletion<text:alphabetical-index-mark-end text:id="IMark104465259468080"/></text:p>
          <text:p text:style-name="P206">Ability to remove books, etc.</text:p>
        </text:list-item>
        <text:list-item>
          <text:p text:style-name="P205"><text:alphabetical-index-mark-start text:id="IMark104465259496928"/>Item Reservations<text:alphabetical-index-mark-end text:id="IMark104465259496928"/></text:p>
          <text:p text:style-name="P206">Ability to reserve items.</text:p>
        </text:list-item>
        <text:list-item>
          <text:p text:style-name="P205"><text:alphabetical-index-mark-start text:id="IMark104465259489488"/>Item Returns<text:alphabetical-index-mark-end text:id="IMark104465259489488"/></text:p>
          <text:p text:style-name="P206">Ability to <text:span text:style-name="T27">process</text:span> returned items.</text:p>
        </text:list-item>
        <text:list-item>
          <text:p text:style-name="P205"><text:soft-page-break/><text:alphabetical-index-mark-start text:id="IMark104465259468080"/>Item Updates<text:alphabetical-index-mark-end text:id="IMark104465259468080"/></text:p>
          <text:p text:style-name="P206">Ability to modify books, etc.</text:p>
        </text:list-item>
        <text:list-item>
          <text:p text:style-name="P207"><text:alphabetical-index-mark-start text:id="IMark104465259496928"/>Member Creation<text:alphabetical-index-mark-end text:id="IMark104465259496928"/></text:p>
          <text:p text:style-name="P206">Ability to create administrators and patrons.</text:p>
        </text:list-item>
        <text:list-item>
          <text:p text:style-name="P207"><text:alphabetical-index-mark-start text:id="IMark104465259489488"/>Member Deletion<text:alphabetical-index-mark-end text:id="IMark104465259489488"/></text:p>
          <text:p text:style-name="P206">Ability to remove administrators and patrons.</text:p>
        </text:list-item>
        <text:list-item>
          <text:p text:style-name="P207"><text:alphabetical-index-mark-start text:id="IMark104465259468080"/>Member Updates<text:alphabetical-index-mark-end text:id="IMark104465259468080"/></text:p>
          <text:p text:style-name="P206">Ability to update information of patrons and permissions of administrators.</text:p>
        </text:list-item>
        <text:list-item>
          <text:p text:style-name="P207"><text:alphabetical-index-mark-start text:id="IMark104465259496928"/>Reservation Histories<text:alphabetical-index-mark-end text:id="IMark104465259496928"/></text:p>
          <text:p text:style-name="P206">Ability to read reservation histories of patrons.</text:p>
        </text:list-item>
      </text:list>
      <text:p text:style-name="P26">Circulation permissions:</text:p>
      <text:list text:style-name="L6">
        <text:list-item>
          <text:p text:style-name="P208"><text:alphabetical-index-mark-start text:id="IMark104465259489488"/>Item Reservations<text:alphabetical-index-mark-end text:id="IMark104465259489488"/></text:p>
        </text:list-item>
        <text:list-item>
          <text:p text:style-name="P208"><text:alphabetical-index-mark-start text:id="IMark104465259468080"/>Item Returns<text:alphabetical-index-mark-end text:id="IMark104465259468080"/></text:p>
        </text:list-item>
        <text:list-item>
          <text:p text:style-name="P208">Reservation Histories</text:p>
        </text:list-item>
      </text:list>
      <text:p text:style-name="P26">Librarian permissions:</text:p>
      <text:list text:style-name="L7">
        <text:list-item>
          <text:p text:style-name="P209"><text:alphabetical-index-mark-start text:id="IMark104465259480976"/>Item Creation<text:alphabetical-index-mark-end text:id="IMark104465259480976"/></text:p>
        </text:list-item>
        <text:list-item>
          <text:p text:style-name="P209"><text:alphabetical-index-mark-start text:id="IMark104465259496928"/>Item Deletion<text:alphabetical-index-mark-end text:id="IMark104465259496928"/></text:p>
        </text:list-item>
        <text:list-item>
          <text:p text:style-name="P209"><text:alphabetical-index-mark-start text:id="IMark104465259297552"/>Item Updates<text:alphabetical-index-mark-end text:id="IMark104465259297552"/></text:p>
        </text:list-item>
      </text:list>
      <text:p text:style-name="P26">Membership permissions:</text:p>
      <text:list text:style-name="L8">
        <text:list-item>
          <text:p text:style-name="P210"><text:alphabetical-index-mark-start text:id="IMark104465259468080"/>Member Creation<text:alphabetical-index-mark-end text:id="IMark104465259468080"/></text:p>
        </text:list-item>
        <text:list-item>
          <text:p text:style-name="P210"><text:alphabetical-index-mark-start text:id="IMark104465259480976"/>Member Deletion<text:alphabetical-index-mark-end text:id="IMark104465259480976"/></text:p>
        </text:list-item>
        <text:list-item>
          <text:p text:style-name="P210"><text:alphabetical-index-mark-start text:id="IMark104465259489488"/>Member Updates<text:alphabetical-index-mark-end text:id="IMark104465259489488"/></text:p>
        </text:list-item>
      </text:list>
      <text:p text:style-name="P4"/>
      <text:h text:style-name="P178" text:outline-level="1"><text:bookmark-start text:name="__RefHeading___Toc2714_3991642868"/>PostgreSQL Benefits<text:bookmark-end text:name="__RefHeading___Toc2714_3991642868"/></text:h>
      <text:p text:style-name="P123">PostgreSQL is an open-source relational database management system. <text:span text:style-name="T143">Some of the benefits of PostgreSQL include:</text:span></text:p>
      <text:list text:style-name="L9">
        <text:list-item>
          <text:p text:style-name="P212">High standards compliance.</text:p>
        </text:list-item>
        <text:list-item>
          <text:p text:style-name="P211"><text:span text:style-name="T156">Indices</text:span><text:span text:style-name="T157">.</text:span></text:p>
        </text:list-item>
        <text:list-item>
          <text:p text:style-name="P213">Networking.</text:p>
        </text:list-item>
        <text:list-item>
          <text:p text:style-name="P214">Notifications.</text:p>
        </text:list-item>
        <text:list-item>
          <text:p text:style-name="P214">Procedural languages.</text:p>
        </text:list-item>
        <text:list-item>
          <text:p text:style-name="P215">Replication.</text:p>
        </text:list-item>
        <text:list-item>
          <text:p text:style-name="P214">Rich data types.</text:p>
        </text:list-item>
        <text:list-item>
          <text:p text:style-name="P215">Roles.</text:p>
        </text:list-item>
        <text:list-item>
          <text:p text:style-name="P214">Schema support.</text:p>
        </text:list-item>
        <text:list-item>
          <text:p text:style-name="P214">Transactions.</text:p>
        </text:list-item>
        <text:list-item>
          <text:p text:style-name="P214">Triggers.</text:p>
        </text:list-item>
        <text:list-item>
          <text:p text:style-name="P214">User-defined types.</text:p>
        </text:list-item>
      </text:list>
      <text:p text:style-name="P124"/>
      <text:h text:style-name="P179" text:outline-level="1"><text:bookmark-start text:name="__RefHeading___Toc2401_2018030115"/>PostgreSQL unaccent()<text:bookmark-end text:name="__RefHeading___Toc2401_2018030115"/></text:h>
      <text:p text:style-name="P111"><text:span text:style-name="T117">BiblioteQ supports PostgreSQL's unaccent() extension. </text:span>Documentation describing the <text:alphabetical-index-mark-start text:id="IMark104465259496928"/>unaccent() <text:alphabetical-index-mark-end text:id="IMark104465259496928"/>function is <text:span text:style-name="T116">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7">s</text:span> <text:span text:style-name="T118">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8">The PostgreSQL database may require restarting after a rules file is altered.</text:span></text:p>
      <text:p text:style-name="P112"/>
      <text:h text:style-name="P180" text:outline-level="1"><text:bookmark-start text:name="__RefHeading___Toc687_979507714"/><text:span text:style-name="T40">Preparing</text:span> biblioteq.conf<text:bookmark-end text:name="__RefHeading___Toc687_979507714"/></text:h>
      <text:p text:style-name="P29">The <text:alphabetical-index-mark-start text:id="IMark104465259468080"/>biblioteq.conf<text:alphabetical-index-mark-end text:id="IMark104465259468080"/> file contains non-user settings. <text:span text:style-name="T28">The location of the file varies with distribution. This page will describe the various properties which may be defined in the biblioteq.conf file.</text:span></text:p>
      <text:p text:style-name="P52"><text:alphabetical-index-mark-start text:id="IMark104465259297552"/>[Amazon <text:span text:style-name="T119">Back</text:span> Cover Images]<text:alphabetical-index-mark-end text:id="IMark104465259297552"/></text:p>
      <text:p text:style-name="P54">Describes required settings for retrieving book <text:span text:style-name="T119">back-</text:span>cover images from amazon.com.</text:p>
      <text:p text:style-name="P30"><text:alphabetical-index-mark-start text:id="IMark104465259489488"/>host<text:alphabetical-index-mark-end text:id="IMark104465259489488"/></text:p>
      <text:p text:style-name="P30">Host name of the Amazon image server.</text:p>
      <text:p text:style-name="P30"><text:alphabetical-index-mark-start text:id="IMark104465259480976"/>path<text:alphabetical-index-mark-end text:id="IMark104465259480976"/></text:p>
      <text:p text:style-name="P30">Path of the image file. <text:span text:style-name="T29">BiblioteQ substitutes the respective ISBN in the percent sign. Please note that </text:span><text:alphabetical-index-mark-start text:id="IMark104465259468080"/><text:span text:style-name="T29">ASINs</text:span><text:alphabetical-index-mark-end text:id="IMark104465259468080"/><text:span text:style-name="T29"> may also work.</text:span></text:p>
      <text:p text:style-name="P40">The optional properties <text:alphabetical-index-mark-start text:id="IMark104465259496928"/>proxy_host<text:alphabetical-index-mark-end text:id="IMark104465259496928"/>, <text:alphabetical-index-mark-start text:id="IMark104465259437552"/>proxy_password<text:alphabetical-index-mark-end text:id="IMark104465259437552"/>, <text:alphabetical-index-mark-start text:id="IMark104465259437632"/>proxy_port<text:alphabetical-index-mark-end text:id="IMark104465259437632"/>, <text:alphabetical-index-mark-start text:id="IMark104465297899648"/>proxy_type<text:alphabetical-index-mark-end text:id="IMark104465297899648"/>, and <text:alphabetical-index-mark-start text:id="IMark104465259475632"/>proxy_username<text:alphabetical-index-mark-end text:id="IMark104465259475632"/> are also supported. <text:span text:style-name="T32">The proxy_type property supports values of </text:span><text:alphabetical-index-mark-start text:id="IMark104465259501472"/><text:span text:style-name="T32">HTTP</text:span><text:alphabetical-index-mark-end text:id="IMark104465259501472"/><text:span text:style-name="T32">, </text:span><text:alphabetical-index-mark-start text:id="IMark104465261161168"/><text:span text:style-name="T32">None</text:span><text:alphabetical-index-mark-end text:id="IMark104465261161168"/><text:span text:style-name="T32">, </text:span><text:alphabetical-index-mark-start text:id="IMark104465261164864"/><text:span text:style-name="T32">Socks5</text:span><text:alphabetical-index-mark-end text:id="IMark104465261164864"/><text:span text:style-name="T32">, and </text:span><text:alphabetical-index-mark-start text:id="IMark104465261168864"/><text:span text:style-name="T32">System</text:span><text:alphabetical-index-mark-end text:id="IMark104465261168864"/><text:span text:style-name="T32">.</text:span></text:p>
      <text:p text:style-name="P53"><text:alphabetical-index-mark-start text:id="IMark104465259496928"/>[Amazon <text:span text:style-name="T119">Front </text:span>Cover Images]<text:alphabetical-index-mark-end text:id="IMark104465259496928"/></text:p>
      <text:p text:style-name="P134">Please read previous section.</text:p>
      <text:p text:style-name="P32"><text:alphabetical-index-mark-start text:id="IMark104465259437552"/>[Branch-1]<text:alphabetical-index-mark-end text:id="IMark104465259437552"/></text:p>
      <text:p text:style-name="P32">The first database branch.</text:p>
      <text:p text:style-name="P35"><text:alphabetical-index-mark-start text:id="IMark104465259475632"/>connection_options<text:alphabetical-index-mark-end text:id="IMark104465259475632"/></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104465259437632"/>database_name<text:alphabetical-index-mark-end text:id="IMark104465259437632"/></text:p>
      <text:p text:style-name="P33">The name of the database as it will appear in the <text:alphabetical-index-mark-start text:id="IMark104465297899648"/>Branch Selection<text:alphabetical-index-mark-end text:id="IMark104465297899648"/> dialog.</text:p>
      <text:p text:style-name="P33"><text:alphabetical-index-mark-start text:id="IMark104465259496928"/>database_type<text:alphabetical-index-mark-end text:id="IMark104465259496928"/></text:p>
      <text:p text:style-name="P33">The database’s type. Must be set to <text:alphabetical-index-mark-start text:id="IMark104465259475632"/>postgresql<text:alphabetical-index-mark-end text:id="IMark104465259475632"/> or <text:alphabetical-index-mark-start text:id="IMark104465259297552"/>sqlite<text:alphabetical-index-mark-end text:id="IMark104465259297552"/>.</text:p>
      <text:p text:style-name="P34"><text:alphabetical-index-mark-start text:id="IMark104465259437632"/>hostname<text:alphabetical-index-mark-end text:id="IMark104465259437632"/></text:p>
      <text:p text:style-name="P34">The host name <text:span text:style-name="T31">of the PostgreSQL database server</text:span>. Both IP addresses and fully-qualified domain names may be assigned.</text:p>
      <text:p text:style-name="P35"><text:alphabetical-index-mark-start text:id="IMark104465259475632"/>port<text:alphabetical-index-mark-end text:id="IMark104465259475632"/></text:p>
      <text:p text:style-name="P35">The port value of the PostgreSQL database server.</text:p>
      <text:p text:style-name="P35"><text:soft-page-break/><text:alphabetical-index-mark-start text:id="IMark104465297899648"/>ssl_enabled<text:alphabetical-index-mark-end text:id="IMark104465297899648"/></text:p>
      <text:p text:style-name="P35">If false, SSL/TLS communications are disabled.</text:p>
      <text:p text:style-name="P37"><text:alphabetical-index-mark-start text:id="IMark104465259297552"/>[Open Library]<text:alphabetical-index-mark-end text:id="IMark104465259297552"/></text:p>
      <text:p text:style-name="P118">Describes required settings for retrieving book information from openlibrary.org</text:p>
      <text:p text:style-name="P118"><text:alphabetical-index-mark-start text:id="IMark104465259496928"/>url_isbn<text:alphabetical-index-mark-end text:id="IMark104465259496928"/></text:p>
      <text:p text:style-name="P118">URL of book. BiblioteQ substitutes the respective ISBNs.</text:p>
      <text:p text:style-name="P35"><text:alphabetical-index-mark-start text:id="IMark104465259437632"/>[Open Library Cover Images]<text:alphabetical-index-mark-end text:id="IMark104465259437632"/></text:p>
      <text:p text:style-name="P55">Describes required settings for retrieving book cover images from <text:span text:style-name="T119">covers.openlibrary.org.</text:span></text:p>
      <text:p text:style-name="P35"><text:alphabetical-index-mark-start text:id="IMark104465259475632"/>back_url<text:alphabetical-index-mark-end text:id="IMark104465259475632"/></text:p>
      <text:p text:style-name="P31"><text:span text:style-name="T120">URL</text:span> of the <text:span text:style-name="T120">back-cover </text:span>image file. <text:span text:style-name="T29">BiblioteQ substitutes the respective ISBN in the $value field.</text:span></text:p>
      <text:p text:style-name="P35"><text:alphabetical-index-mark-start text:id="IMark104465297899648"/>front_url<text:alphabetical-index-mark-end text:id="IMark104465297899648"/></text:p>
      <text:p text:style-name="P31"><text:span text:style-name="T120">URL</text:span> of the <text:span text:style-name="T120">front-cover</text:span> image file. <text:span text:style-name="T29">BiblioteQ substitutes the respective ISBN in the $value field.</text:span></text:p>
      <text:p text:style-name="P43"><text:alphabetical-index-mark-start text:id="IMark104465259297552"/>[SRU-1]<text:alphabetical-index-mark-end text:id="IMark104465259297552"/></text:p>
      <text:p text:style-name="P44">Describes the first SRU site.</text:p>
      <text:p text:style-name="P45"><text:alphabetical-index-mark-start text:id="IMark104465259496928"/>name<text:alphabetical-index-mark-end text:id="IMark104465259496928"/></text:p>
      <text:p text:style-name="P45">Name of the site as it will appear in the application.</text:p>
      <text:p text:style-name="P45"><text:alphabetical-index-mark-start text:id="IMark104465259437632"/>url_isbn<text:alphabetical-index-mark-end text:id="IMark104465259437632"/></text:p>
      <text:p text:style-name="P45">Complete URL of the site <text:span text:style-name="T33">for retrieving data via ISBNs</text:span>. The tokens %1 and %2 are replaced by the ISBN-10 and ISBN-13 fields.</text:p>
      <text:p text:style-name="P45"><text:alphabetical-index-mark-start text:id="IMark104465259475632"/>url_issn<text:alphabetical-index-mark-end text:id="IMark104465259475632"/></text:p>
      <text:p text:style-name="P46">Complete URL of the site for retrieving data via ISSNs. The token %1 is replaced by the ISSN field.</text:p>
      <text:p text:style-name="P41">The optional properties <text:alphabetical-index-mark-start text:id="IMark104465297899648"/>proxy_host<text:alphabetical-index-mark-end text:id="IMark104465297899648"/>, <text:alphabetical-index-mark-start text:id="IMark104465259437552"/>proxy_password<text:alphabetical-index-mark-end text:id="IMark104465259437552"/>, <text:alphabetical-index-mark-start text:id="IMark104465259489488"/>proxy_port<text:alphabetical-index-mark-end text:id="IMark104465259489488"/>, <text:alphabetical-index-mark-start text:id="IMark104465259468080"/>proxy_type<text:alphabetical-index-mark-end text:id="IMark104465259468080"/>, and <text:alphabetical-index-mark-start text:id="IMark104465259446288"/>proxy_username<text:alphabetical-index-mark-end text:id="IMark104465259446288"/> are also supported. <text:span text:style-name="T32">The proxy_type property supports values of </text:span><text:alphabetical-index-mark-start text:id="IMark104465259502352"/><text:span text:style-name="T32">HTTP</text:span><text:alphabetical-index-mark-end text:id="IMark104465259502352"/><text:span text:style-name="T32">, </text:span><text:alphabetical-index-mark-start text:id="IMark104465261162048"/><text:span text:style-name="T32">None</text:span><text:alphabetical-index-mark-end text:id="IMark104465261162048"/><text:span text:style-name="T32">, </text:span><text:alphabetical-index-mark-start text:id="IMark104465261165744"/><text:span text:style-name="T32">Socks5</text:span><text:alphabetical-index-mark-end text:id="IMark104465261165744"/><text:span text:style-name="T32">, and </text:span><text:alphabetical-index-mark-start text:id="IMark104465261169744"/><text:span text:style-name="T32">System</text:span><text:alphabetical-index-mark-end text:id="IMark104465261169744"/><text:span text:style-name="T32">.</text:span></text:p>
      <text:p text:style-name="P47"><text:alphabetical-index-mark-start text:id="IMark104465297899648"/>[Z39.50-1]<text:alphabetical-index-mark-end text:id="IMark104465297899648"/></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104465259437552"/>database_name<text:alphabetical-index-mark-end text:id="IMark104465259437552"/></text:p>
      <text:p text:style-name="P49">The remote database name.</text:p>
      <text:p text:style-name="P50"><text:soft-page-break/><text:alphabetical-index-mark-start text:id="IMark104465259468080"/>format<text:alphabetical-index-mark-end text:id="IMark104465259468080"/></text:p>
      <text:p text:style-name="P50">Render format. An example: <text:span text:style-name="T17">marc8,utf-8</text:span>.</text:p>
      <text:p text:style-name="P49"><text:alphabetical-index-mark-start text:id="IMark104465259489488"/>name<text:alphabetical-index-mark-end text:id="IMark104465259489488"/></text:p>
      <text:p text:style-name="P49">Name of the site as it will appear in the application.</text:p>
      <text:p text:style-name="P136"><text:alphabetical-index-mark-start text:id="IMark104465259446288"/>password<text:alphabetical-index-mark-end text:id="IMark104465259446288"/></text:p>
      <text:p text:style-name="P136">Account password. Optional.</text:p>
      <text:p text:style-name="P49"><text:alphabetical-index-mark-start text:id="IMark104465297899648"/>port<text:alphabetical-index-mark-end text:id="IMark104465297899648"/></text:p>
      <text:p text:style-name="P49">The remote database’s port number.</text:p>
      <text:p text:style-name="P51"><text:alphabetical-index-mark-start text:id="IMark104465259437552"/>record_syntax<text:alphabetical-index-mark-end text:id="IMark104465259437552"/></text:p>
      <text:p text:style-name="P51">Preferred record syntax. Example: <text:span text:style-name="T17">MARC21</text:span>.</text:p>
      <text:p text:style-name="P42">The optional properties <text:alphabetical-index-mark-start text:id="IMark104465259468080"/><text:span text:style-name="T35">password</text:span><text:alphabetical-index-mark-end text:id="IMark104465259468080"/><text:span text:style-name="T35">, </text:span><text:alphabetical-index-mark-start text:id="IMark104465259496928"/><text:span text:style-name="T35">proxy_host</text:span><text:alphabetical-index-mark-end text:id="IMark104465259496928"/>, <text:alphabetical-index-mark-start text:id="IMark104465259297552"/><text:span text:style-name="T35">proxy_port</text:span><text:alphabetical-index-mark-end text:id="IMark104465259297552"/>, <text:span text:style-name="T35">and </text:span><text:alphabetical-index-mark-start text:id="IMark104465259475632"/><text:span text:style-name="T35">username</text:span><text:alphabetical-index-mark-end text:id="IMark104465259475632"/> are also supported.</text:p>
      <text:p text:style-name="P135"><text:alphabetical-index-mark-start text:id="IMark104465259468080"/>timeout<text:alphabetical-index-mark-end text:id="IMark104465259468080"/></text:p>
      <text:p text:style-name="P136">Maximum number of seconds for the query to complete.</text:p>
      <text:p text:style-name="P136"><text:alphabetical-index-mark-start text:id="IMark104465259496928"/>username<text:alphabetical-index-mark-end text:id="IMark104465259496928"/></text:p>
      <text:p text:style-name="P136">Account username. Optional.</text:p>
      <text:p text:style-name="P137"><text:alphabetical-index-mark-start text:id="IMark104465297899648"/>yaz_<text:alphabetical-index-mark-end text:id="IMark104465297899648"/></text:p>
      <text:p text:style-name="P137">Configure YAZ options. The option (yaz_option minus yaz_) must be supported by the YAZ library. For example, yaz_charset and yaz_databaseName are suitable options.</text:p>
      <text:p text:style-name="P137"/>
      <text:h text:style-name="P181" text:outline-level="1"><text:bookmark-start text:name="__RefHeading___Toc1852_1012006322"/>Requesting an Item<text:bookmark-end text:name="__RefHeading___Toc1852_1012006322"/></text:h>
      <text:p text:style-name="P103"><text:alphabetical-index-mark-start text:id="IMark104465259297552"/>PostgreSQL<text:alphabetical-index-mark-end text:id="IMark104465259297552"/> <text:alphabetical-index-mark-start text:id="IMark104465259446288"/>patrons<text:alphabetical-index-mark-end text:id="IMark104465259446288"/> may request one or mor<text:span text:style-name="T87">e </text:span><text:alphabetical-index-mark-start text:id="IMark104465259489488"/><text:span text:style-name="T87">books</text:span><text:alphabetical-index-mark-end text:id="IMark104465259489488"/><text:span text:style-name="T87">, </text:span><text:alphabetical-index-mark-start text:id="IMark104465259486336"/><text:span text:style-name="T87">compact discs</text:span><text:alphabetical-index-mark-end text:id="IMark104465259486336"/><text:span text:style-name="T87">, </text:span><text:alphabetical-index-mark-start text:id="IMark104465259446768"/><text:span text:style-name="T87">digital video discs</text:span><text:alphabetical-index-mark-end text:id="IMark104465259446768"/><text:span text:style-name="T87">, </text:span><text:alphabetical-index-mark-start text:id="IMark104465259501504"/><text:span text:style-name="T148">grey literature</text:span><text:alphabetical-index-mark-end text:id="IMark104465259501504"/><text:span text:style-name="T148">, </text:span><text:alphabetical-index-mark-start text:id="IMark104465261161200"/><text:span text:style-name="T87">journals</text:span><text:alphabetical-index-mark-end text:id="IMark104465261161200"/><text:span text:style-name="T87">, </text:span><text:alphabetical-index-mark-start text:id="IMark104465261164896"/><text:span text:style-name="T87">magazines</text:span><text:alphabetical-index-mark-end text:id="IMark104465261164896"/><text:span text:style-name="T87">, and </text:span><text:alphabetical-index-mark-start text:id="IMark104465261168896"/><text:span text:style-name="T87">video games</text:span><text:alphabetical-index-mark-end text:id="IMark104465261168896"/><text:span text:style-name="T87">. After selecting an item, please press the green </text:span><text:alphabetical-index-mark-start text:id="IMark104465261172896"/><text:span text:style-name="T87">Telephone</text:span><text:alphabetical-index-mark-end text:id="IMark104465261172896"/><text:span text:style-name="T87"> tool button. To cancel a request, please set the </text:span><text:alphabetical-index-mark-start text:id="IMark104465261176896"/><text:span text:style-name="T87">Category</text:span><text:alphabetical-index-mark-end text:id="IMark104465261176896"/><text:span text:style-name="T87"> to </text:span><text:alphabetical-index-mark-start text:id="IMark104465261180896"/><text:span text:style-name="T87">All Requested</text:span><text:alphabetical-index-mark-end text:id="IMark104465261180896"/><text:span text:style-name="T87">, select the desired item, and press the red Telephone tool button. A confirmation dialog is displayed and if accepted, the selected request is canceled.</text:span></text:p>
      <text:p text:style-name="P103"/>
      <text:h text:style-name="P182" text:outline-level="1"><text:bookmark-start text:name="__RefHeading___Toc2048_824278855"/>Reserving an Item<text:bookmark-end text:name="__RefHeading___Toc2048_824278855"/></text:h>
      <text:p text:style-name="P104">For <text:alphabetical-index-mark-start text:id="IMark104465259297552"/><text:span text:style-name="T94">PostgreSQL</text:span><text:alphabetical-index-mark-end text:id="IMark104465259297552"/><text:span text:style-name="T94"> databases</text:span>, items may be reserved by <text:alphabetical-index-mark-start text:id="IMark104465259468080"/>administrator<text:alphabetical-index-mark-end text:id="IMark104465259468080"/> and <text:alphabetical-index-mark-start text:id="IMark104465259475632"/>circulation<text:alphabetical-index-mark-end text:id="IMark104465259475632"/> accounts. Owners of SQLite database<text:span text:style-name="T98">s</text:span> may reserve items. <text:alphabetical-index-mark-start text:id="IMark104465259496928"/>B<text:span text:style-name="T87">ooks</text:span><text:alphabetical-index-mark-end text:id="IMark104465259496928"/><text:span text:style-name="T87">, </text:span><text:alphabetical-index-mark-start text:id="IMark104465297899648"/><text:span text:style-name="T87">compact discs</text:span><text:alphabetical-index-mark-end text:id="IMark104465297899648"/><text:span text:style-name="T87">, </text:span><text:alphabetical-index-mark-start text:id="IMark104465261187840"/><text:span text:style-name="T87">digital video discs</text:span><text:alphabetical-index-mark-end text:id="IMark104465261187840"/><text:span text:style-name="T87">, </text:span><text:alphabetical-index-mark-start text:id="IMark104465261180448"/><text:span text:style-name="T146">grey literature</text:span><text:alphabetical-index-mark-end text:id="IMark104465261180448"/><text:span text:style-name="T146">, </text:span><text:alphabetical-index-mark-start text:id="IMark104465259501024"/><text:span text:style-name="T87">journals</text:span><text:alphabetical-index-mark-end text:id="IMark104465259501024"/><text:span text:style-name="T87">, </text:span><text:alphabetical-index-mark-start text:id="IMark104465261161168"/><text:span text:style-name="T87">magazines</text:span><text:alphabetical-index-mark-end text:id="IMark104465261161168"/><text:span text:style-name="T87">, and </text:span><text:alphabetical-index-mark-start text:id="IMark104465261165168"/><text:span text:style-name="T87">video games</text:span><text:alphabetical-index-mark-end text:id="IMark104465261165168"/><text:span text:style-name="T87"> </text:span>may be reserved. To reserve an item, select it <text:span text:style-name="T95">in the main window </text:span>and press the <text:alphabetical-index-mark-start text:id="IMark104465261171808"/>Reserve Selected Item<text:alphabetical-index-mark-end text:id="IMark104465261171808"/> tool button. If the item is available for reservation, the <text:alphabetical-index-mark-start text:id="IMark104465261175808"/>Members Browser<text:alphabetical-index-mark-end text:id="IMark104465261175808"/> will be displayed. Select the desired patron in the Members Browser and press the Reserve Selected Item tool button in the Members Browser. <text:s/>The <text:alphabetical-index-mark-start text:id="IMark104465261191648"/>Copy Browser<text:alphabetical-index-mark-end text:id="IMark104465261191648"/> dialog is displayed. Specify the <text:alphabetical-index-mark-start text:id="IMark104465261195648"/>Due Date<text:alphabetical-index-mark-end text:id="IMark104465261195648"/> <text:span text:style-name="T93">and select the desired copy. Finalize the reservation process by clicking the </text:span><text:alphabetical-index-mark-start text:id="IMark104465261200528"/><text:span text:style-name="T93">Reserve</text:span><text:alphabetical-index-mark-end text:id="IMark104465261200528"/><text:span text:style-name="T93"> button.</text:span></text:p>
      <text:p text:style-name="P106">Please note that the default Due Date may be modified via the <text:alphabetical-index-mark-start text:id="IMark104465259297552"/>Database Enumerations Browser<text:alphabetical-index-mark-end text:id="IMark104465259297552"/>.</text:p>
      <text:p text:style-name="P113"/>
      <text:h text:style-name="P183" text:outline-level="1"><text:bookmark-start text:name="__RefHeading___Toc2050_824278855"/>Returning an Item<text:bookmark-end text:name="__RefHeading___Toc2050_824278855"/></text:h>
      <text:p text:style-name="P105">For <text:alphabetical-index-mark-start text:id="IMark104465259468080"/><text:span text:style-name="T94">PostgreSQL</text:span><text:alphabetical-index-mark-end text:id="IMark104465259468080"/><text:span text:style-name="T94"> databases</text:span>, <text:span text:style-name="T96">reserved </text:span>items may be <text:span text:style-name="T96">returned </text:span>by <text:alphabetical-index-mark-start text:id="IMark104465259446768"/>administrator<text:alphabetical-index-mark-end text:id="IMark104465259446768"/> and <text:alphabetical-index-mark-start text:id="IMark104465259446288"/>circulation<text:alphabetical-index-mark-end text:id="IMark104465259446288"/>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104465259489488"/><text:span text:style-name="T97">All Reserved</text:span><text:alphabetical-index-mark-end text:id="IMark104465259489488"/><text:span text:style-name="T97"> category of the </text:span><text:alphabetical-index-mark-start text:id="IMark104465261205408"/><text:span text:style-name="T97">View</text:span><text:alphabetical-index-mark-end text:id="IMark104465261205408"/><text:span text:style-name="T97"> menu. An item may be returned via its details window. Open the selected item’s details and click the </text:span><text:alphabetical-index-mark-start text:id="IMark104465259291248"/><text:span text:style-name="T97">Reservation Status</text:span><text:alphabetical-index-mark-end text:id="IMark104465259291248"/><text:span text:style-name="T97"> button. The </text:span><text:alphabetical-index-mark-start text:id="IMark104465261191616"/><text:span text:style-name="T97">Item Reservation Status</text:span><text:alphabetical-index-mark-end text:id="IMark104465261191616"/><text:span text:style-name="T97"> dialog is displayed. Select the copy which is about to be returned and click the Return button. Confirm the process.</text:span></text:p>
      <text:p text:style-name="P138">Selected items may also be returned via the All Reserved category.</text:p>
      <text:p text:style-name="P138"/>
      <text:h text:style-name="P184" text:outline-level="1"><text:bookmark-start text:name="__RefHeading___Toc2479_3383179068"/>SQL Injections<text:bookmark-end text:name="__RefHeading___Toc2479_3383179068"/></text:h>
      <text:p text:style-name="P114">Most BiblioteQ queries are parameterized. Prepared <text:span text:style-name="T125">SQL </text:span>statements are resilient against SQL injections. Please note that some fixed fields (for instance, Locations) are embedded in the statements.</text:p>
      <text:p text:style-name="P114"/>
      <text:h text:style-name="P185" text:outline-level="1"><text:bookmark-start text:name="__RefHeading___Toc2216_278443408"/>SRU &amp; Z39.50<text:bookmark-end text:name="__RefHeading___Toc2216_278443408"/></text:h>
      <text:p text:style-name="P109">BiblioteQ supports both the <text:alphabetical-index-mark-start text:id="IMark104465259468080"/>SRU<text:alphabetical-index-mark-end text:id="IMark104465259468080"/> and <text:alphabetical-index-mark-start text:id="IMark104465259496928"/>Z39.50<text:alphabetical-index-mark-end text:id="IMark104465259496928"/> Internet search queries <text:span text:style-name="T102">for </text:span><text:alphabetical-index-mark-start text:id="IMark104465297899648"/><text:span text:style-name="T102">books</text:span><text:alphabetical-index-mark-end text:id="IMark104465297899648"/><text:span text:style-name="T102">, </text:span><text:alphabetical-index-mark-start text:id="IMark104465259297552"/><text:span text:style-name="T102">journals</text:span><text:alphabetical-index-mark-end text:id="IMark104465259297552"/><text:span text:style-name="T102">, and </text:span><text:alphabetical-index-mark-start text:id="IMark104465259475632"/><text:span text:style-name="T102">magazines</text:span><text:alphabetical-index-mark-end text:id="IMark104465259475632"/><text:span text:style-name="T102">. Sites may be defined within the </text:span><text:alphabetical-index-mark-start text:id="IMark104465259500592"/><text:span text:style-name="T102">biblioteq.conf</text:span><text:alphabetical-index-mark-end text:id="IMark104465259500592"/><text:span text:style-name="T102"> file.</text:span></text:p>
      <text:p text:style-name="P109"/>
      <text:h text:style-name="P184" text:outline-level="1"><text:bookmark-start text:name="__RefHeading___Toc2479_33831790681"/>S<text:span text:style-name="T174">pecial Data</text:span><text:bookmark-end text:name="__RefHeading___Toc2479_33831790681"/></text:h>
      <text:p text:style-name="P141">Dates are recorded in MM/dd/yyyy format.</text:p>
      <text:p text:style-name="P140">ISBNs are recorded without hyphens.</text:p>
      <text:p text:style-name="P142"/>
      <text:h text:style-name="P186" text:outline-level="1"><text:bookmark-start text:name="__RefHeading___Toc1119_9608579231"/>T<text:span text:style-name="T175">erminal Options</text:span><text:bookmark-end text:name="__RefHeading___Toc1119_9608579231"/></text:h>
      <text:p text:style-name="P143">--open-postgresql-database &lt;name-of-database&gt;</text:p>
      <text:p text:style-name="P143">Connect to the specified PostgreSQL database. <text:span text:style-name="T177">The connection is established via the guest account.</text:span></text:p>
      <text:p text:style-name="P5">--<text:span text:style-name="T176">open-sqlite-database &lt;absolute-path-of-database-file&gt;</text:span></text:p>
      <text:p text:style-name="P144">Open the specified SQLite database file.</text:p>
      <text:p text:style-name="P144">--<text:span text:style-name="T184">special-executable &lt;</text:span><text:span text:style-name="T186">absolute-path-of-executable&gt;</text:span></text:p>
      <text:p text:style-name="P145">The argument provided to special-executable will appear in Tools → External Applications. The environment variable BIBLIOTEQ_DATABASE_NAME is available to the new process. Multiple <text:span text:style-name="T185">special-executable </text:span>instances are allowed. <text:span text:style-name="T186">Please note that BiblioteQ does not validate the paths of the applications.</text:span></text:p>
      <text:p text:style-name="P145">--<text:span text:style-name="T187">special-executable-icon &lt;absolute-path-of-icon&gt;</text:span></text:p>
      <text:p text:style-name="P148">Set the action icon of the application specified via --special-executable. <text:span text:style-name="T186">Please note that BiblioteQ does not validate the paths of the </text:span>icons.</text:p>
      <text:p text:style-name="P148">Example: BiblioteQ --special-executable /<text:span text:style-name="T20">opt/dooble/Dooble –special-executable-icon /opt/dooble/Dooble.png.</text:span></text:p>
      <text:p text:style-name="P146"/>
      <text:h text:style-name="P187" text:outline-level="1"><text:bookmark-start text:name="__RefHeading___Toc1119_960857923"/>Translations<text:bookmark-end text:name="__RefHeading___Toc1119_960857923"/></text:h>
      <text:p text:style-name="P3"><text:alphabetical-index-mark-start text:id="IMark104465259468080"/>Translations<text:alphabetical-index-mark-end text:id="IMark104465259468080"/> are incomplete. <text:span text:style-name="T2">Translating BiblioteQ </text:span><text:span text:style-name="T131">text </text:span><text:span text:style-name="T2">is simple. Please download and install </text:span><text:alphabetical-index-mark-start text:id="IMark104465261205408"/><text:span text:style-name="T2">Qt</text:span><text:alphabetical-index-mark-end text:id="IMark104465261205408"/><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4465259446768"/><text:span text:style-name="T2">Linguist</text:span><text:alphabetical-index-mark-end text:id="IMark104465259446768"/><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0">Literal text, for example text housed <text:span text:style-name="T132">in</text:span> a combination-box widget, will be recorded to a database in its translated form. In general, BiblioteQ does not translate database entries.</text:p>
      <text:p text:style-name="P119"/>
      <text:h text:style-name="P188"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104465261205408"/>postgresql_update_schema.sql<text:alphabetical-index-mark-end text:id="IMark104465261205408"/> file and execute the required SQL statements.</text:p>
      <text:p text:style-name="P92"/>
      <text:h text:style-name="P189" text:outline-level="1"><text:bookmark-start text:name="__RefHeading___Toc1523_1648101563"/>Upgrading an SQLite Database Schema<text:bookmark-end text:name="__RefHeading___Toc1523_1648101563"/></text:h>
      <text:p text:style-name="P91">It may be necessary to <text:alphabetical-index-mark-start text:id="IMark104465259446768"/>upgrade<text:alphabetical-index-mark-end text:id="IMark104465259446768"/> an existing BiblioteQ <text:alphabetical-index-mark-start text:id="IMark104465259297552"/>SQLite<text:alphabetical-index-mark-end text:id="IMark104465259297552"/> database schema after a software release. <text:span text:style-name="T76">An</text:span> upgrade tool is available <text:span text:style-name="T173">via </text:span>the <text:alphabetical-index-mark-start text:id="IMark104465259496928"/>Tools<text:alphabetical-index-mark-end text:id="IMark104465259496928"/> menu. A confirmation prompt is displayed before the process is initiated. After the upgrade process is completed, a dialog <text:span text:style-name="T77">depicting</text:span> <text:span text:style-name="T181">the </text:span><text:span text:style-name="T182">results of the upgrade</text:span> will be displayed. <text:span text:style-name="T126">Please create a backup of the SQLite database before upgrading it.</text:span></text:p>
      <text:p text:style-name="P91"><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30">Index</text:p>
          </text:index-title>
          <text:p text:style-name="P190">21264<text:tab/>30</text:p>
          <text:p text:style-name="P190">Accessing an Existing SQLite Database<text:tab/>11</text:p>
          <text:p text:style-name="P190">Add Item<text:tab/>6, 24</text:p>
          <text:p text:style-name="P190">admin<text:tab/>7</text:p>
          <text:p text:style-name="P190">administrator<text:tab/>6 f., 16, 24 ff., 32, 40 f.</text:p>
          <text:p text:style-name="P190">Administrator<text:tab/>32</text:p>
          <text:p text:style-name="P190">Administrator Browser<text:tab/>7, 25, 32</text:p>
          <text:p text:style-name="P190">Administrator Guide<text:tab/>3</text:p>
          <text:p text:style-name="P190">All Requested<text:tab/>39</text:p>
          <text:p text:style-name="P190">All Reserved<text:tab/>41</text:p>
          <text:p text:style-name="P190">Alpha<text:tab/>30</text:p>
          <text:p text:style-name="P190">AMD<text:tab/>30</text:p>
          <text:p text:style-name="P190">Android<text:tab/>30</text:p>
          <text:p text:style-name="P190">ARM<text:tab/>30</text:p>
          <text:p text:style-name="P190">ASINs<text:tab/>36</text:p>
          <text:p text:style-name="P190">back_url<text:tab/>37</text:p>
          <text:p text:style-name="P190">biblioteq_patron<text:tab/>27</text:p>
          <text:p text:style-name="P190">biblioteq.conf<text:tab/>36, 43</text:p>
          <text:p text:style-name="P190">BiblioteQ.conf<text:tab/>9</text:p>
          <text:p text:style-name="P190">BiblioteQ.INI<text:tab/>8</text:p>
          <text:p text:style-name="P190">Book Binding Types<text:tab/>16</text:p>
          <text:p text:style-name="P190">books<text:tab/>6, 20, 29, 39, 43</text:p>
          <text:p text:style-name="P190">Books<text:tab/>40</text:p>
          <text:p text:style-name="P190">Branch Name<text:tab/>5, 11</text:p>
          <text:p text:style-name="P190">Branch Selection<text:tab/>4, 25, 36</text:p>
          <text:p text:style-name="P190">Category<text:tab/>39</text:p>
          <text:p text:style-name="P190">Change Password<text:tab/>25</text:p>
          <text:p text:style-name="P190">circulation<text:tab/>25, 27, 40 f.</text:p>
          <text:p text:style-name="P190">Circulation<text:tab/>32</text:p>
          <text:p text:style-name="P190">Clear<text:tab/>4</text:p>
          <text:p text:style-name="P190">compact discs<text:tab/>6, 39 f.</text:p>
          <text:p text:style-name="P190">Configure Administrator Privileges<text:tab/>7, 25</text:p>
          <text:p text:style-name="P190">Connect<text:tab/>4, 11, 25</text:p>
          <text:p text:style-name="P190">connection_options<text:tab/>36</text:p>
          <text:p text:style-name="P190">Copy Browser<text:tab/>40</text:p>
          <text:p text:style-name="P190">Create<text:tab/>6</text:p>
          <text:p text:style-name="P190">createdb<text:tab/>12</text:p>
          <text:p text:style-name="P190">createlang<text:tab/>12</text:p>
          <text:p text:style-name="P190">Creating an SQLite Database<text:tab/>11</text:p>
          <text:p text:style-name="P190">CSV<text:tab/>19, 22</text:p>
          <text:p text:style-name="P190">Custom Database Query<text:tab/>25</text:p>
          <text:p text:style-name="P190">Custom Query<text:tab/>14</text:p>
          <text:p text:style-name="P190">Database Enumerations<text:tab/>16, 25</text:p>
          <text:p text:style-name="P190">Database Enumerations Browser<text:tab/>16, 26, 40</text:p>
          <text:p text:style-name="P190">Database Search<text:tab/>25</text:p>
          <text:p text:style-name="P190">database_name<text:tab/>36 f.</text:p>
          <text:p text:style-name="P190">database_type<text:tab/>36</text:p>
          <text:p text:style-name="P190">Delete Selected Item(s)<text:tab/>24</text:p>
          <text:p text:style-name="P190">digital video discs<text:tab/>6, 39 f.</text:p>
          <text:p text:style-name="P190">Disconnect<text:tab/>17, 25</text:p>
          <text:p text:style-name="P190">Display Members Browser<text:tab/>25</text:p>
          <text:p text:style-name="P190">Due Date<text:tab/>40</text:p>
          <text:p text:style-name="P190">Duplicate Selected Item(s)<text:tab/>24</text:p>
          <text:p text:style-name="P190">Error Log<text:tab/>18</text:p>
          <text:p text:style-name="P190">Exit BiblioteQ<text:tab/>26</text:p>
          <text:p text:style-name="P190">Export Table View as CSV<text:tab/>19</text:p>
          <text:p text:style-name="P190">File<text:tab/>4, 11, 13, 17, 19</text:p>
          <text:p text:style-name="P190">Files Browser<text:tab/>25</text:p>
          <text:p text:style-name="P190">format<text:tab/>38</text:p>
          <text:p text:style-name="P190">FreeBSD<text:tab/>30</text:p>
          <text:p text:style-name="P190">front_url<text:tab/>37</text:p>
          <text:p text:style-name="P190">Grant Privileges<text:tab/>27</text:p>
          <text:p text:style-name="P190">grey literature<text:tab/>6, 20, 39 f.</text:p>
          <text:p text:style-name="P190">guest<text:tab/>25, 32</text:p>
          <text:p text:style-name="P190">host<text:tab/>36</text:p>
          <text:p text:style-name="P190">hostname<text:tab/>36</text:p>
          <text:p text:style-name="P190">HTTP<text:tab/>36 f.</text:p>
          <text:p text:style-name="P190">hyperlinks<text:tab/>21</text:p>
          <text:p text:style-name="P190">Item Creation<text:tab/>24, 32 f.</text:p>
          <text:p text:style-name="P190">Item Deletion<text:tab/>24, 32 f.</text:p>
          <text:p text:style-name="P190">Item Reservation Status<text:tab/>41</text:p>
          <text:p text:style-name="P190">Item Reservations<text:tab/>25, 32 f.</text:p>
          <text:p text:style-name="P190">Item Returns<text:tab/>32 f.</text:p>
          <text:p text:style-name="P190">Item Updates<text:tab/>24, 33</text:p>
          <text:p text:style-name="P190">journals<text:tab/>6, 20, 39 f., 43</text:p>
          <text:p text:style-name="P190">librarian<text:tab/>6, 16, 26</text:p>
          <text:p text:style-name="P190">Librarian<text:tab/>32</text:p>
          <text:p text:style-name="P190">LIMIT<text:tab/>23</text:p>
          <text:p text:style-name="P190">Linguist<text:tab/>46</text:p>
          <text:p text:style-name="P190">Linux<text:tab/>30</text:p>
          <text:p text:style-name="P190">local_db<text:tab/>5, 11</text:p>
          <text:p text:style-name="P190">Mac OS X<text:tab/>30</text:p>
          <text:p text:style-name="P190">magazines<text:tab/>6, 20, 39 f., 43</text:p>
          <text:p text:style-name="P190">Member Creation<text:tab/>33</text:p>
          <text:p text:style-name="P190"><text:soft-page-break/>Member Deletion<text:tab/>33</text:p>
          <text:p text:style-name="P190">Member Updates<text:tab/>33</text:p>
          <text:p text:style-name="P190">Member’s Reservation History<text:tab/>28</text:p>
          <text:p text:style-name="P190">Members Browser<text:tab/>40</text:p>
          <text:p text:style-name="P190">membership<text:tab/>25, 27</text:p>
          <text:p text:style-name="P190">Membership<text:tab/>32</text:p>
          <text:p text:style-name="P190">Modify Selected Item(s)<text:tab/>24</text:p>
          <text:p text:style-name="P190">name<text:tab/>37 f.</text:p>
          <text:p text:style-name="P190">New SQLite Database<text:tab/>13</text:p>
          <text:p text:style-name="P190">None<text:tab/>36 f.</text:p>
          <text:p text:style-name="P190">OFFSET<text:tab/>23</text:p>
          <text:p text:style-name="P190">Open Library<text:tab/>29</text:p>
          <text:p text:style-name="P190">OpenBSD<text:tab/>30</text:p>
          <text:p text:style-name="P190">OS/2<text:tab/>30</text:p>
          <text:p text:style-name="P190">Pagination<text:tab/>23</text:p>
          <text:p text:style-name="P190">password<text:tab/>10, 38</text:p>
          <text:p text:style-name="P190">Password<text:tab/>11</text:p>
          <text:p text:style-name="P190">Password Selection<text:tab/>10, 25</text:p>
          <text:p text:style-name="P190">path<text:tab/>36</text:p>
          <text:p text:style-name="P190">patron<text:tab/>24, 32</text:p>
          <text:p text:style-name="P190">patrons<text:tab/>39</text:p>
          <text:p text:style-name="P190">PDF<text:tab/>31</text:p>
          <text:p text:style-name="P190">photograph collections<text:tab/>6</text:p>
          <text:p text:style-name="P190">plpgsql<text:tab/>12</text:p>
          <text:p text:style-name="P190">Poppler<text:tab/>31</text:p>
          <text:p text:style-name="P190">port<text:tab/>36, 38</text:p>
          <text:p text:style-name="P190">postgresql<text:tab/>36</text:p>
          <text:p text:style-name="P190">PostgreSQL<text:tab/>3, 6 f., 11 f., 23, 27, 32, 39 ff.</text:p>
          <text:p text:style-name="P190">postgresql_create_schema.sql<text:tab/>12, 32</text:p>
          <text:p text:style-name="P190">postgresql_update_schema.sql<text:tab/>47</text:p>
          <text:p text:style-name="P190">PowerPC<text:tab/>30</text:p>
          <text:p text:style-name="P190">Print Current View<text:tab/>24</text:p>
          <text:p text:style-name="P190">proxy_host<text:tab/>36 ff.</text:p>
          <text:p text:style-name="P190">proxy_password<text:tab/>36 f.</text:p>
          <text:p text:style-name="P190">proxy_port<text:tab/>36 ff.</text:p>
          <text:p text:style-name="P190">proxy_type<text:tab/>36 f.</text:p>
          <text:p text:style-name="P190">proxy_username<text:tab/>36 f.</text:p>
          <text:p text:style-name="P190">Qt<text:tab/>30, 46</text:p>
          <text:p text:style-name="P190">Qt LTS<text:tab/>3</text:p>
          <text:p text:style-name="P190">Recent SQLite Files<text:tab/>4</text:p>
          <text:p text:style-name="P190">record_syntax<text:tab/>38</text:p>
          <text:p text:style-name="P190">Refresh Table<text:tab/>25</text:p>
          <text:p text:style-name="P190">Request Selected Item(s) / Cancel Selected Request(s)<text:tab/>24</text:p>
          <text:p text:style-name="P190">Reservation Histories<text:tab/>33</text:p>
          <text:p text:style-name="P190">Reservation Status<text:tab/>41</text:p>
          <text:p text:style-name="P190">Reserve<text:tab/>40</text:p>
          <text:p text:style-name="P190">Reserve Selected Item<text:tab/>25, 40</text:p>
          <text:p text:style-name="P190">Save Changes<text:tab/>7</text:p>
          <text:p text:style-name="P190">Select SQLite Database<text:tab/>5</text:p>
          <text:p text:style-name="P190">Select Viewable Columns<text:tab/>24</text:p>
          <text:p text:style-name="P190">Socks5<text:tab/>36 f.</text:p>
          <text:p text:style-name="P190">sqlite<text:tab/>36</text:p>
          <text:p text:style-name="P190">SQLite<text:tab/>3 f., 6, 11, 13, 23, 27, 30, 48</text:p>
          <text:p text:style-name="P190">SRU<text:tab/>43</text:p>
          <text:p text:style-name="P190">ssl_enabled<text:tab/>37</text:p>
          <text:p text:style-name="P190">Sun UltraSparc<text:tab/>30</text:p>
          <text:p text:style-name="P190">System<text:tab/>36 f.</text:p>
          <text:p text:style-name="P190">Telephone<text:tab/>39</text:p>
          <text:p text:style-name="P190">timeout<text:tab/>38</text:p>
          <text:p text:style-name="P190">Tools<text:tab/>22, 48</text:p>
          <text:p text:style-name="P190">Translations<text:tab/>46</text:p>
          <text:p text:style-name="P190">unaccent()<text:tab/>35</text:p>
          <text:p text:style-name="P190">upgrade<text:tab/>48</text:p>
          <text:p text:style-name="P190">url_isbn<text:tab/>37</text:p>
          <text:p text:style-name="P190">url_issn<text:tab/>37</text:p>
          <text:p text:style-name="P190">Userid<text:tab/>11</text:p>
          <text:p text:style-name="P190">username<text:tab/>38</text:p>
          <text:p text:style-name="P190">video games<text:tab/>6, 39 f.</text:p>
          <text:p text:style-name="P190">View<text:tab/>18, 27, 41</text:p>
          <text:p text:style-name="P190">View Member’s Reservation History (Patrons Only)<text:tab/>24</text:p>
          <text:p text:style-name="P190">View Selected Item(s)<text:tab/>24</text:p>
          <text:p text:style-name="P190">Windows<text:tab/>30</text:p>
          <text:p text:style-name="P190">xbook_admin<text:tab/>12, 32</text:p>
          <text:p text:style-name="P190">xbook_db<text:tab/>12</text:p>
          <text:p text:style-name="P190">YAZ<text:tab/>3, 30</text:p>
          <text:p text:style-name="P190">yaz_<text:tab/>38</text:p>
          <text:p text:style-name="P190">Z39.50<text:tab/>43</text:p>
          <text:p text:style-name="P190"><text:s/>Administrator Privileges<text:tab/>7</text:p>
          <text:p text:style-name="P190">[Amazon Back Cover Images]<text:tab/>36</text:p>
          <text:p text:style-name="P190">[Amazon Front Cover Images]<text:tab/>36</text:p>
          <text:p text:style-name="P190">[Branch-1]<text:tab/>36</text:p>
          <text:p text:style-name="P190">[Open Library Cover Images]<text:tab/>37</text:p>
          <text:p text:style-name="P190">[Open Library]<text:tab/>37</text:p>
          <text:p text:style-name="P190">[SRU-1]<text:tab/>37</text:p>
          <text:p text:style-name="P190">[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07-26T17:11:32.235705766</dc:date>
    <meta:editing-duration>P8DT1H24M28S</meta:editing-duration>
    <meta:editing-cycles>1063</meta:editing-cycles>
    <meta:generator>LibreOffice/24.2.4.2$Linux_X86_64 LibreOffice_project/420$Build-2</meta:generator>
    <meta:document-statistic meta:table-count="0" meta:image-count="15" meta:object-count="0" meta:page-count="50" meta:paragraph-count="508" meta:word-count="4226" meta:character-count="27965" meta:non-whitespace-character-count="24307"/>
  </office:meta>
</office:document-meta>
</file>